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3.899cm" table:align="left"/>
    </style:style>
    <style:style style:name="Table4.A" style:family="table-column">
      <style:table-column-properties style:column-width="3.316cm"/>
    </style:style>
    <style:style style:name="Table4.B" style:family="table-column">
      <style:table-column-properties style:column-width="3.978cm"/>
    </style:style>
    <style:style style:name="Table4.C" style:family="table-column">
      <style:table-column-properties style:column-width="6.606cm"/>
    </style:style>
    <style:style style:name="Table4.A1" style:family="table-cell">
      <style:table-cell-properties fo:background-color="#ff725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ff7256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2.488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3.A" style:family="table-column">
      <style:table-column-properties style:column-width="3.493cm"/>
    </style:style>
    <style:style style:name="Table13.B" style:family="table-column">
      <style:table-column-properties style:column-width="3.801cm"/>
    </style:style>
    <style:style style:name="Table13.C" style:family="table-column">
      <style:table-column-properties style:column-width="5.195cm"/>
    </style:style>
    <style:style style:name="Table13.1" style:family="table-row">
      <style:table-row-properties fo:background-color="transparent" fo:keep-together="auto">
        <style:background-image/>
      </style:table-row-properties>
    </style:style>
    <style:style style:name="Table13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3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3" style:family="table-cell">
      <style:table-cell-properties fo:padding="0.097cm" fo:border-left="0.05pt solid #000000" fo:border-right="none" fo:border-top="none" fo:border-bottom="0.05pt solid #000000"/>
    </style:style>
    <style:style style:name="Table13.B3" style:family="table-cell">
      <style:table-cell-properties fo:padding="0.097cm" fo:border-left="0.05pt solid #000000" fo:border-right="none" fo:border-top="none" fo:border-bottom="0.05pt solid #000000"/>
    </style:style>
    <style:style style:name="Table1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3.899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3.316cm"/>
    </style:style>
    <style:style style:name="Table1.B" style:family="table-column">
      <style:table-column-properties style:column-width="3.978cm"/>
    </style:style>
    <style:style style:name="Table1.C" style:family="table-column">
      <style:table-column-properties style:column-width="6.606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2.488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3.801cm"/>
    </style:style>
    <style:style style:name="Table2.C" style:family="table-column">
      <style:table-column-properties style:column-width="5.195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3.899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3.316cm"/>
    </style:style>
    <style:style style:name="Table3.B" style:family="table-column">
      <style:table-column-properties style:column-width="3.978cm"/>
    </style:style>
    <style:style style:name="Table3.C" style:family="table-column">
      <style:table-column-properties style:column-width="6.606cm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none" fo:border-top="none" fo:border-bottom="0.05pt solid #000000"/>
    </style:style>
    <style:style style:name="Table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2.488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3.493cm"/>
    </style:style>
    <style:style style:name="Table5.B" style:family="table-column">
      <style:table-column-properties style:column-width="3.801cm"/>
    </style:style>
    <style:style style:name="Table5.C" style:family="table-column">
      <style:table-column-properties style:column-width="5.195cm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5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406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6.A" style:family="table-column">
      <style:table-column-properties style:column-width="3.316cm"/>
    </style:style>
    <style:style style:name="Table6.B" style:family="table-column">
      <style:table-column-properties style:column-width="3.978cm"/>
    </style:style>
    <style:style style:name="Table6.C" style:family="table-column">
      <style:table-column-properties style:column-width="6.112cm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6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2.488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3.493cm"/>
    </style:style>
    <style:style style:name="Table7.B" style:family="table-column">
      <style:table-column-properties style:column-width="3.801cm"/>
    </style:style>
    <style:style style:name="Table7.C" style:family="table-column">
      <style:table-column-properties style:column-width="5.195cm"/>
    </style:style>
    <style:style style:name="Table7.1" style:family="table-row">
      <style:table-row-properties fo:background-color="transparent" fo:keep-together="auto">
        <style:background-image/>
      </style:table-row-properties>
    </style:style>
    <style:style style:name="Table7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7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none" fo:border-top="none" fo:border-bottom="0.05pt solid #000000"/>
    </style:style>
    <style:style style:name="Table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3.3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316cm"/>
    </style:style>
    <style:style style:name="Table8.B" style:family="table-column">
      <style:table-column-properties style:column-width="3.978cm"/>
    </style:style>
    <style:style style:name="Table8.C" style:family="table-column">
      <style:table-column-properties style:column-width="6.006cm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8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2.488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3.493cm"/>
    </style:style>
    <style:style style:name="Table9.B" style:family="table-column">
      <style:table-column-properties style:column-width="3.801cm"/>
    </style:style>
    <style:style style:name="Table9.C" style:family="table-column">
      <style:table-column-properties style:column-width="5.195cm"/>
    </style:style>
    <style:style style:name="Table9.1" style:family="table-row">
      <style:table-row-properties fo:background-color="transparent" fo:keep-together="auto">
        <style:background-image/>
      </style:table-row-properties>
    </style:style>
    <style:style style:name="Table9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9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3.406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3.316cm"/>
    </style:style>
    <style:style style:name="Table10.B" style:family="table-column">
      <style:table-column-properties style:column-width="3.978cm"/>
    </style:style>
    <style:style style:name="Table10.C" style:family="table-column">
      <style:table-column-properties style:column-width="6.112cm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0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none" fo:border-top="none" fo:border-bottom="0.05pt solid #000000"/>
    </style:style>
    <style:style style:name="Table1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fo:padding="0.097cm" fo:border-left="0.05pt solid #000000" fo:border-right="none" fo:border-top="none" fo:border-bottom="0.05pt solid #000000"/>
    </style:style>
    <style:style style:name="Table10.B4" style:family="table-cell">
      <style:table-cell-properties fo:padding="0.097cm" fo:border-left="0.05pt solid #000000" fo:border-right="none" fo:border-top="none" fo:border-bottom="0.05pt solid #000000"/>
    </style:style>
    <style:style style:name="Table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5" style:family="table-cell">
      <style:table-cell-properties fo:padding="0.097cm" fo:border-left="0.05pt solid #000000" fo:border-right="none" fo:border-top="none" fo:border-bottom="0.05pt solid #000000"/>
    </style:style>
    <style:style style:name="Table10.B5" style:family="table-cell">
      <style:table-cell-properties fo:padding="0.097cm" fo:border-left="0.05pt solid #000000" fo:border-right="none" fo:border-top="none" fo:border-bottom="0.05pt solid #000000"/>
    </style:style>
    <style:style style:name="Table1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6" style:family="table-cell">
      <style:table-cell-properties fo:padding="0.097cm" fo:border-left="0.05pt solid #000000" fo:border-right="none" fo:border-top="none" fo:border-bottom="0.05pt solid #000000"/>
    </style:style>
    <style:style style:name="Table10.B6" style:family="table-cell">
      <style:table-cell-properties fo:padding="0.097cm" fo:border-left="0.05pt solid #000000" fo:border-right="none" fo:border-top="none" fo:border-bottom="0.05pt solid #000000"/>
    </style:style>
    <style:style style:name="Table1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2.488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3.493cm"/>
    </style:style>
    <style:style style:name="Table11.B" style:family="table-column">
      <style:table-column-properties style:column-width="3.801cm"/>
    </style:style>
    <style:style style:name="Table11.C" style:family="table-column">
      <style:table-column-properties style:column-width="5.195cm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1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3" style:family="table-cell">
      <style:table-cell-properties fo:padding="0.097cm" fo:border-left="0.05pt solid #000000" fo:border-right="none" fo:border-top="none" fo:border-bottom="0.05pt solid #000000"/>
    </style:style>
    <style:style style:name="Table11.B3" style:family="table-cell">
      <style:table-cell-properties fo:padding="0.097cm" fo:border-left="0.05pt solid #000000" fo:border-right="none" fo:border-top="none" fo:border-bottom="0.05pt solid #000000"/>
    </style:style>
    <style:style style:name="Table1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4" style:family="table-cell">
      <style:table-cell-properties fo:padding="0.097cm" fo:border-left="0.05pt solid #000000" fo:border-right="none" fo:border-top="none" fo:border-bottom="0.05pt solid #000000"/>
    </style:style>
    <style:style style:name="Table11.B4" style:family="table-cell">
      <style:table-cell-properties fo:padding="0.097cm" fo:border-left="0.05pt solid #000000" fo:border-right="none" fo:border-top="none" fo:border-bottom="0.05pt solid #000000"/>
    </style:style>
    <style:style style:name="Table1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4.288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2.A" style:family="table-column">
      <style:table-column-properties style:column-width="3.316cm"/>
    </style:style>
    <style:style style:name="Table12.B" style:family="table-column">
      <style:table-column-properties style:column-width="3.978cm"/>
    </style:style>
    <style:style style:name="Table12.C" style:family="table-column">
      <style:table-column-properties style:column-width="6.994cm"/>
    </style:style>
    <style:style style:name="Table12.1" style:family="table-row">
      <style:table-row-properties fo:background-color="transparent" fo:keep-together="auto">
        <style:background-image/>
      </style:table-row-properties>
    </style:style>
    <style:style style:name="Table12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2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3" style:family="table-cell">
      <style:table-cell-properties fo:padding="0.097cm" fo:border-left="0.05pt solid #000000" fo:border-right="none" fo:border-top="none" fo:border-bottom="0.05pt solid #000000"/>
    </style:style>
    <style:style style:name="Table12.B3" style:family="table-cell">
      <style:table-cell-properties fo:padding="0.097cm" fo:border-left="0.05pt solid #000000" fo:border-right="none" fo:border-top="none" fo:border-bottom="0.05pt solid #000000"/>
    </style:style>
    <style:style style:name="Table1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2.488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4.A" style:family="table-column">
      <style:table-column-properties style:column-width="3.493cm"/>
    </style:style>
    <style:style style:name="Table14.B" style:family="table-column">
      <style:table-column-properties style:column-width="3.801cm"/>
    </style:style>
    <style:style style:name="Table14.C" style:family="table-column">
      <style:table-column-properties style:column-width="5.195cm"/>
    </style:style>
    <style:style style:name="Table14.1" style:family="table-row">
      <style:table-row-properties fo:background-color="transparent" fo:keep-together="auto">
        <style:background-image/>
      </style:table-row-properties>
    </style:style>
    <style:style style:name="Table14.A1" style:family="table-cell">
      <style:table-cell-properties style:vertical-align="" fo:background-color="#ff725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4.C1" style:family="table-cell">
      <style:table-cell-properties style:vertical-align="" fo:background-color="#ff7256" fo:padding="0.097cm" fo:border="0.05pt solid #000000" style:writing-mode="page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3" style:family="table-cell">
      <style:table-cell-properties fo:padding="0.097cm" fo:border-left="0.05pt solid #000000" fo:border-right="none" fo:border-top="none" fo:border-bottom="0.05pt solid #000000"/>
    </style:style>
    <style:style style:name="Table14.B3" style:family="table-cell">
      <style:table-cell-properties fo:padding="0.097cm" fo:border-left="0.05pt solid #000000" fo:border-right="none" fo:border-top="none" fo:border-bottom="0.05pt solid #000000"/>
    </style:style>
    <style:style style:name="Table14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7b12" officeooo:paragraph-rsid="00077b12"/>
    </style:style>
    <style:style style:name="P2" style:family="paragraph" style:parent-style-name="Standard">
      <style:text-properties officeooo:rsid="00077b12" officeooo:paragraph-rsid="0019d5c1"/>
    </style:style>
    <style:style style:name="P3" style:family="paragraph" style:parent-style-name="Standard">
      <style:paragraph-properties fo:text-align="center" style:justify-single-word="false"/>
      <style:text-properties fo:font-size="16pt" fo:font-style="normal" fo:font-weight="bold" officeooo:rsid="00e232f8" officeooo:paragraph-rsid="00e232f8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77b12" officeooo:paragraph-rsid="008c501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77b12" officeooo:paragraph-rsid="025d21b2" style:font-weight-asian="bold" style:font-weight-complex="bold"/>
    </style:style>
    <style:style style:name="P6" style:family="paragraph" style:parent-style-name="Standard">
      <style:text-properties fo:font-weight="normal" officeooo:rsid="00077b12" officeooo:paragraph-rsid="019bed38" style:font-weight-asian="normal" style:font-weight-complex="normal"/>
    </style:style>
    <style:style style:name="P7" style:family="paragraph" style:parent-style-name="Standard">
      <style:text-properties fo:font-weight="normal" officeooo:rsid="00077b12" officeooo:paragraph-rsid="019e594d" style:font-weight-asian="normal" style:font-weight-complex="normal"/>
    </style:style>
    <style:style style:name="P8" style:family="paragraph" style:parent-style-name="Standard">
      <style:text-properties fo:font-weight="normal" officeooo:rsid="00077b12" officeooo:paragraph-rsid="00132573" style:font-weight-asian="normal" style:font-weight-complex="normal"/>
    </style:style>
    <style:style style:name="P9" style:family="paragraph" style:parent-style-name="Standard">
      <style:text-properties fo:font-weight="normal" officeooo:rsid="019c67d1" officeooo:paragraph-rsid="019c67d1" style:font-weight-asian="normal" style:font-weight-complex="normal"/>
    </style:style>
    <style:style style:name="P10" style:family="paragraph" style:parent-style-name="Standard">
      <style:text-properties fo:font-weight="normal" officeooo:rsid="01a2729b" officeooo:paragraph-rsid="01a2729b" style:font-weight-asian="normal" style:font-weight-complex="normal"/>
    </style:style>
    <style:style style:name="P11" style:family="paragraph" style:parent-style-name="Standard">
      <style:text-properties fo:font-weight="normal" officeooo:rsid="01a2729b" officeooo:paragraph-rsid="020b6836" style:font-weight-asian="normal" style:font-weight-complex="normal"/>
    </style:style>
    <style:style style:name="P12" style:family="paragraph" style:parent-style-name="Standard">
      <style:text-properties fo:font-weight="normal" officeooo:rsid="01a32a55" officeooo:paragraph-rsid="01a32a55" style:font-weight-asian="normal" style:font-weight-complex="normal"/>
    </style:style>
    <style:style style:name="P13" style:family="paragraph" style:parent-style-name="Standard">
      <style:text-properties fo:font-weight="normal" officeooo:rsid="01a399be" officeooo:paragraph-rsid="01a399be" style:font-weight-asian="normal" style:font-weight-complex="normal"/>
    </style:style>
    <style:style style:name="P14" style:family="paragraph" style:parent-style-name="Standard">
      <style:text-properties fo:font-weight="normal" officeooo:rsid="01a741d9" officeooo:paragraph-rsid="01a741d9" style:font-weight-asian="normal" style:font-weight-complex="normal"/>
    </style:style>
    <style:style style:name="P15" style:family="paragraph" style:parent-style-name="Standard">
      <style:text-properties fo:font-weight="normal" officeooo:rsid="01a7d79c" officeooo:paragraph-rsid="01a7d79c" style:font-weight-asian="normal" style:font-weight-complex="normal"/>
    </style:style>
    <style:style style:name="P16" style:family="paragraph" style:parent-style-name="Standard">
      <style:text-properties fo:font-weight="normal" officeooo:rsid="01a8e086" officeooo:paragraph-rsid="01a8e086" style:font-weight-asian="normal" style:font-weight-complex="normal"/>
    </style:style>
    <style:style style:name="P17" style:family="paragraph" style:parent-style-name="Standard">
      <style:text-properties fo:font-weight="normal" officeooo:rsid="01ee9d91" officeooo:paragraph-rsid="01ee9d91" style:font-weight-asian="normal" style:font-weight-complex="normal"/>
    </style:style>
    <style:style style:name="P18" style:family="paragraph" style:parent-style-name="Standard">
      <style:text-properties fo:font-weight="normal" officeooo:rsid="0205936e" officeooo:paragraph-rsid="0205936e" style:font-weight-asian="normal" style:font-weight-complex="normal"/>
    </style:style>
    <style:style style:name="P19" style:family="paragraph" style:parent-style-name="Standard">
      <style:text-properties fo:font-weight="normal" officeooo:rsid="02062132" officeooo:paragraph-rsid="02062132" style:font-weight-asian="normal" style:font-weight-complex="normal"/>
    </style:style>
    <style:style style:name="P20" style:family="paragraph" style:parent-style-name="Standard">
      <style:text-properties fo:font-weight="normal" officeooo:rsid="02062132" officeooo:paragraph-rsid="0277ff17" style:font-weight-asian="normal" style:font-weight-complex="normal"/>
    </style:style>
    <style:style style:name="P21" style:family="paragraph" style:parent-style-name="Standard">
      <style:text-properties fo:font-weight="normal" officeooo:rsid="0206cdc0" officeooo:paragraph-rsid="0206cdc0" style:font-weight-asian="normal" style:font-weight-complex="normal"/>
    </style:style>
    <style:style style:name="P22" style:family="paragraph" style:parent-style-name="Standard">
      <style:text-properties fo:font-weight="normal" officeooo:rsid="02087d55" officeooo:paragraph-rsid="02087d55" style:font-weight-asian="normal" style:font-weight-complex="normal"/>
    </style:style>
    <style:style style:name="P23" style:family="paragraph" style:parent-style-name="Standard">
      <style:text-properties fo:font-weight="normal" officeooo:rsid="020b6836" officeooo:paragraph-rsid="020b6836" style:font-weight-asian="normal" style:font-weight-complex="normal"/>
    </style:style>
    <style:style style:name="P24" style:family="paragraph" style:parent-style-name="Standard">
      <style:text-properties fo:font-weight="normal" officeooo:rsid="002406e7" officeooo:paragraph-rsid="01a8e086" style:font-weight-asian="normal" style:font-weight-complex="normal"/>
    </style:style>
    <style:style style:name="P25" style:family="paragraph" style:parent-style-name="Standard">
      <style:text-properties fo:font-style="italic" officeooo:rsid="001e4bb8" officeooo:paragraph-rsid="00132573" style:font-style-asian="italic" style:font-style-complex="italic"/>
    </style:style>
    <style:style style:name="P26" style:family="paragraph" style:parent-style-name="Standard">
      <style:text-properties fo:font-style="italic" officeooo:rsid="00077b12" officeooo:paragraph-rsid="0188d1e9" style:font-style-asian="italic" style:font-style-complex="italic"/>
    </style:style>
    <style:style style:name="P27" style:family="paragraph" style:parent-style-name="Standard">
      <style:text-properties fo:font-style="italic" officeooo:rsid="00077b12" officeooo:paragraph-rsid="00077b12" style:font-style-asian="italic" style:font-style-complex="italic"/>
    </style:style>
    <style:style style:name="P28" style:family="paragraph" style:parent-style-name="Standard">
      <style:text-properties fo:font-style="italic" officeooo:rsid="01a2729b" officeooo:paragraph-rsid="01a2729b" style:font-style-asian="italic" style:font-style-complex="italic"/>
    </style:style>
    <style:style style:name="P29" style:family="paragraph" style:parent-style-name="Standard">
      <style:text-properties fo:font-style="italic" officeooo:rsid="002c7f39" officeooo:paragraph-rsid="002c7f39" style:font-style-asian="italic" style:font-style-complex="italic"/>
    </style:style>
    <style:style style:name="P30" style:family="paragraph" style:parent-style-name="Standard">
      <style:text-properties fo:font-style="italic" fo:font-weight="normal" officeooo:rsid="01a2729b" officeooo:paragraph-rsid="01a2729b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font-style="italic" fo:font-weight="normal" officeooo:rsid="019faf69" officeooo:paragraph-rsid="019faf69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fo:font-style="italic" fo:font-weight="normal" officeooo:rsid="01a7d79c" officeooo:paragraph-rsid="01a7d79c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bc27c" officeooo:paragraph-rsid="000bc27c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90595f" officeooo:paragraph-rsid="00928953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fo:font-weight="normal" officeooo:rsid="004f98e9" officeooo:paragraph-rsid="004f98e9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fo:font-weight="normal" officeooo:rsid="004f98e9" officeooo:paragraph-rsid="01ad3fde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style="normal" fo:font-weight="normal" officeooo:rsid="004f98e9" officeooo:paragraph-rsid="02163c85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tyle="normal" fo:font-weight="bold" officeooo:rsid="009367cb" officeooo:paragraph-rsid="01775fa9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tyle="normal" fo:font-weight="bold" officeooo:rsid="009367cb" officeooo:paragraph-rsid="024af458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tyle="normal" fo:font-weight="bold" officeooo:rsid="00507deb" officeooo:paragraph-rsid="00507deb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tyle="normal" fo:font-weight="bold" officeooo:rsid="02166a88" officeooo:paragraph-rsid="02166a88" style:font-style-asian="normal" style:font-weight-asian="bold" style:font-style-complex="normal" style:font-weight-complex="bold"/>
    </style:style>
    <style:style style:name="P42" style:family="paragraph" style:parent-style-name="Standard">
      <style:text-properties fo:font-style="normal" officeooo:rsid="002c7f39" officeooo:paragraph-rsid="01a2729b" style:font-style-asian="normal" style:font-style-complex="normal"/>
    </style:style>
    <style:style style:name="P43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077b12" officeooo:paragraph-rsid="00077b12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88b240" officeooo:paragraph-rsid="0088b240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88b240" officeooo:paragraph-rsid="0194385f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88b240" officeooo:paragraph-rsid="0279987c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279987c" officeooo:paragraph-rsid="0279987c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197d15e" officeooo:paragraph-rsid="0197dfbd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197d15e" officeooo:paragraph-rsid="0279987c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199e067" officeooo:paragraph-rsid="0240acd6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199e067" officeooo:paragraph-rsid="0279987c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25cc32e" officeooo:paragraph-rsid="025d21b2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25cc32e" officeooo:paragraph-rsid="0279987c" style:font-weight-asian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fo:font-variant="normal" fo:text-transform="none" fo:color="#ff3333" style:font-name="Times New Roman" fo:font-size="16pt" fo:letter-spacing="normal" fo:font-style="italic" fo:font-weight="normal" officeooo:rsid="0089d3c2" officeooo:paragraph-rsid="01775fa9" style:font-style-asian="italic" style:font-weight-asian="normal" style:font-style-complex="italic" style:font-weight-complex="normal"/>
    </style:style>
    <style:style style:name="P55" style:family="paragraph" style:parent-style-name="Standard">
      <style:paragraph-properties fo:text-align="center" style:justify-single-word="false"/>
      <style:text-properties fo:font-variant="normal" fo:text-transform="none" fo:color="#ff3333" style:font-name="Times New Roman" fo:font-size="16pt" fo:letter-spacing="normal" fo:font-style="italic" fo:font-weight="normal" officeooo:rsid="0089d3c2" officeooo:paragraph-rsid="024af458" style:font-style-asian="italic" style:font-weight-asian="normal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3aca63" officeooo:paragraph-rsid="004f98e9" style:font-style-asian="italic" style:font-weight-asian="normal" style:font-style-complex="italic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3aca63" officeooo:paragraph-rsid="02163c85" style:font-style-asian="italic" style:font-weight-asian="normal" style:font-style-complex="italic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3f8b1" officeooo:paragraph-rsid="005a42d8" style:font-style-asian="italic" style:font-weight-asian="normal" style:font-style-complex="italic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3f8b1" officeooo:paragraph-rsid="0053f8b1" style:font-style-asian="italic" style:font-weight-asian="normal" style:font-style-complex="italic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3f8b1" officeooo:paragraph-rsid="01be6c28" style:font-style-asian="italic" style:font-weight-asian="normal" style:font-style-complex="italic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3f8b1" officeooo:paragraph-rsid="02163c85" style:font-style-asian="italic" style:font-weight-asian="normal" style:font-style-complex="italic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3f8b1" officeooo:paragraph-rsid="02269fcc" style:font-style-asian="italic" style:font-weight-asian="normal" style:font-style-complex="italic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e6e3" officeooo:paragraph-rsid="0054e6e3" style:font-style-asian="italic" style:font-weight-asian="normal" style:font-style-complex="italic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e6e3" officeooo:paragraph-rsid="005b1429" style:font-style-asian="italic" style:font-weight-asian="normal" style:font-style-complex="italic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e6e3" officeooo:paragraph-rsid="01b6e80f" style:font-style-asian="italic" style:font-weight-asian="normal" style:font-style-complex="italic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e6e3" officeooo:paragraph-rsid="01ba2343" style:font-style-asian="italic" style:font-weight-asian="normal" style:font-style-complex="italic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e6e3" officeooo:paragraph-rsid="02163c85" style:font-style-asian="italic" style:font-weight-asian="normal" style:font-style-complex="italic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e6e3" officeooo:paragraph-rsid="02269fcc" style:font-style-asian="italic" style:font-weight-asian="normal" style:font-style-complex="italic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682347" officeooo:paragraph-rsid="01682347" style:font-style-asian="italic" style:font-weight-asian="normal" style:font-style-complex="italic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682347" officeooo:paragraph-rsid="0168a4a4" style:font-style-asian="italic" style:font-weight-asian="normal" style:font-style-complex="italic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682347" officeooo:paragraph-rsid="016aebaf" style:font-style-asian="italic" style:font-weight-asian="normal" style:font-style-complex="italic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682347" officeooo:paragraph-rsid="01be6c28" style:font-style-asian="italic" style:font-weight-asian="normal" style:font-style-complex="italic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682347" officeooo:paragraph-rsid="02163c85" style:font-style-asian="italic" style:font-weight-asian="normal" style:font-style-complex="italic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682347" officeooo:paragraph-rsid="02269fcc" style:font-style-asian="italic" style:font-weight-asian="normal" style:font-style-complex="italic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394b40" officeooo:paragraph-rsid="01682347" style:font-style-asian="italic" style:font-weight-asian="normal" style:font-style-complex="italic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394b40" officeooo:paragraph-rsid="02163c85" style:font-style-asian="italic" style:font-weight-asian="normal" style:font-style-complex="italic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2204363" officeooo:paragraph-rsid="02204363" style:font-style-asian="italic" style:font-weight-asian="normal" style:font-style-complex="italic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279b197" officeooo:paragraph-rsid="0279b197" style:font-style-asian="italic" style:font-weight-asian="normal" style:font-style-complex="italic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2269fcc" officeooo:paragraph-rsid="02269fcc" style:font-style-asian="italic" style:font-weight-asian="normal" style:font-style-complex="italic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b67a2b" officeooo:paragraph-rsid="01b67a2b" style:font-style-asian="italic" style:font-weight-asian="normal" style:font-style-complex="italic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b67a2b" officeooo:paragraph-rsid="0279b197" style:font-style-asian="italic" style:font-weight-asian="normal" style:font-style-complex="italic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b67a2b" officeooo:paragraph-rsid="02163c85" style:font-style-asian="italic" style:font-weight-asian="normal" style:font-style-complex="italic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22649f6" officeooo:paragraph-rsid="021e6c03" style:font-style-asian="italic" style:font-weight-asian="normal" style:font-style-complex="italic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22649f6" officeooo:paragraph-rsid="0279b197" style:font-style-asian="italic" style:font-weight-asian="normal" style:font-style-complex="italic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f98e9" officeooo:paragraph-rsid="004f98e9" style:font-style-asian="normal" style:font-weight-asian="normal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f98e9" officeooo:paragraph-rsid="01be6c28" style:font-style-asian="normal" style:font-weight-asian="normal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f98e9" officeooo:paragraph-rsid="02163c85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f98e9" officeooo:paragraph-rsid="02269fcc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f98e9" officeooo:paragraph-rsid="01b67a2b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3e1364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cc44fa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3dabc8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be6c28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22ac05d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c8e4ff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24af458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54e6e3" officeooo:paragraph-rsid="0054e6e3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54e6e3" officeooo:paragraph-rsid="01bfba22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54e6e3" officeooo:paragraph-rsid="02163c85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54e6e3" officeooo:paragraph-rsid="02269fcc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ad84a5" officeooo:paragraph-rsid="0054e6e3" style:font-style-asian="normal" style:font-weight-asian="normal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ad84a5" officeooo:paragraph-rsid="02163c85" style:font-style-asian="normal" style:font-weight-asian="normal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afa3d7" officeooo:paragraph-rsid="01be6c28" style:font-style-asian="normal" style:font-weight-asian="normal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afa3d7" officeooo:paragraph-rsid="01afa3d7" style:font-style-asian="normal" style:font-weight-asian="normal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afa3d7" officeooo:paragraph-rsid="02163c85" style:font-style-asian="normal" style:font-weight-asian="normal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1bf4c" officeooo:paragraph-rsid="01c1bf4c" style:font-style-asian="normal" style:font-weight-asian="normal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1bf4c" officeooo:paragraph-rsid="02163c85" style:font-style-asian="normal" style:font-weight-asian="normal" style:font-style-complex="normal" style:font-weight-complex="normal"/>
    </style:style>
    <style:style style:name="P108" style:family="paragraph" style:parent-style-name="Standard">
      <style:text-properties fo:color="#000000" fo:font-size="12pt" fo:font-style="normal" fo:font-weight="normal" officeooo:rsid="0104c8be" officeooo:paragraph-rsid="01c57727" style:font-style-asian="normal" style:font-weight-asian="normal" style:font-style-complex="normal" style:font-weight-complex="normal"/>
    </style:style>
    <style:style style:name="P109" style:family="paragraph" style:parent-style-name="Standard">
      <style:text-properties fo:color="#000000" fo:font-size="12pt" fo:font-style="normal" fo:font-weight="normal" officeooo:rsid="0104c8be" officeooo:paragraph-rsid="024af458" style:font-style-asian="normal" style:font-weight-asian="normal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a41ee" officeooo:paragraph-rsid="01ca41ee" style:font-style-asian="normal" style:font-weight-asian="normal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a41ee" officeooo:paragraph-rsid="01cc44fa" style:font-style-asian="normal" style:font-weight-asian="normal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a41ee" officeooo:paragraph-rsid="022ac05d" style:font-style-asian="normal" style:font-weight-asian="normal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a41ee" officeooo:paragraph-rsid="01e71851" style:font-style-asian="normal" style:font-weight-asian="normal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3e1364" officeooo:paragraph-rsid="013e1364" style:font-style-asian="normal" style:font-weight-asian="normal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3e1364" officeooo:paragraph-rsid="01cc44fa" style:font-style-asian="normal" style:font-weight-asian="normal" style:font-style-complex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3e1364" officeooo:paragraph-rsid="022ac05d" style:font-style-asian="normal" style:font-weight-asian="normal" style:font-style-complex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dda5b" officeooo:paragraph-rsid="01cdda5b" style:font-style-asian="normal" style:font-weight-asian="normal" style:font-style-complex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dda5b" officeooo:paragraph-rsid="022ac05d" style:font-style-asian="normal" style:font-weight-asian="normal" style:font-style-complex="normal" style:font-weight-complex="normal"/>
    </style:style>
    <style:style style:name="P119" style:family="paragraph" style:parent-style-name="Standard">
      <style:text-properties fo:color="#000000" fo:font-size="12pt" fo:font-style="normal" fo:font-weight="normal" officeooo:rsid="015f6431" officeooo:paragraph-rsid="002c7f39" style:font-style-asian="normal" style:font-weight-asian="normal" style:font-style-complex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acf888" officeooo:paragraph-rsid="02163c85" style:font-style-asian="normal" style:font-weight-asian="normal" style:font-style-complex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2255580" officeooo:paragraph-rsid="02255580" style:font-style-asian="normal" style:font-weight-asian="normal" style:font-style-complex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2255580" officeooo:paragraph-rsid="02269fcc" style:font-style-asian="normal" style:font-weight-asian="normal" style:font-style-complex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e71851" officeooo:paragraph-rsid="022ac05d" style:font-style-asian="normal" style:font-weight-asian="normal" style:font-style-complex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48d871" officeooo:paragraph-rsid="02255580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color="#000000" fo:font-size="12pt" fo:font-style="normal" fo:font-weight="normal" officeooo:rsid="0273bba1" officeooo:paragraph-rsid="0273bba1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color="#000000" fo:font-size="12pt" fo:font-style="normal" fo:font-weight="normal" officeooo:rsid="0273bba1" officeooo:paragraph-rsid="02741fa8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color="#000000" fo:font-size="12pt" fo:font-style="normal" fo:font-weight="normal" officeooo:rsid="01c57727" officeooo:paragraph-rsid="01c57727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color="#000000" fo:font-size="12pt" fo:font-style="normal" fo:font-weight="normal" officeooo:rsid="01c57727" officeooo:paragraph-rsid="024af458" style:font-style-asian="normal" style:font-weight-asian="normal" style:font-style-complex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279b197" officeooo:paragraph-rsid="0279b197" style:font-style-asian="normal" style:font-weight-asian="normal" style:font-style-complex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21e6c03" officeooo:paragraph-rsid="021e6c03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fo:font-size="12pt" fo:font-style="normal" fo:font-weight="bold" officeooo:rsid="013e1364" officeooo:paragraph-rsid="013e1364" style:font-style-asian="normal" style:font-weight-asian="bold" style:font-style-complex="normal" style:font-weight-complex="bold"/>
    </style:style>
    <style:style style:name="P132" style:family="paragraph" style:parent-style-name="Standard">
      <style:paragraph-properties fo:text-align="start" style:justify-single-word="false"/>
      <style:text-properties fo:color="#000000" fo:font-size="12pt" fo:font-style="normal" fo:font-weight="bold" officeooo:rsid="013e1364" officeooo:paragraph-rsid="022ac05d" style:font-style-asian="normal" style:font-weight-asian="bold" style:font-style-complex="normal" style:font-weight-complex="bold"/>
    </style:style>
    <style:style style:name="P133" style:family="paragraph" style:parent-style-name="Standard">
      <style:paragraph-properties fo:text-align="center" style:justify-single-word="false"/>
      <style:text-properties fo:color="#000000" fo:font-style="normal" fo:font-weight="normal" officeooo:rsid="00507deb" officeooo:paragraph-rsid="00e232f8" style:font-style-asian="normal" style:font-weight-asian="normal" style:font-style-complex="normal" style:font-weight-complex="normal"/>
    </style:style>
    <style:style style:name="P134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0edf1ff" officeooo:paragraph-rsid="00edf1ff" style:font-style-asian="normal" style:font-weight-asian="bold" style:font-style-complex="normal" style:font-weight-complex="bold"/>
    </style:style>
    <style:style style:name="P135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0f0346d" officeooo:paragraph-rsid="00f0f40b" style:font-style-asian="normal" style:font-weight-asian="bold" style:font-style-complex="normal" style:font-weight-complex="bold"/>
    </style:style>
    <style:style style:name="P136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13e1364" officeooo:paragraph-rsid="013e1364" style:font-style-asian="normal" style:font-weight-asian="bold" style:font-style-complex="normal" style:font-weight-complex="bold"/>
    </style:style>
    <style:style style:name="P137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13e1364" officeooo:paragraph-rsid="022ac05d" style:font-style-asian="normal" style:font-weight-asian="bold" style:font-style-complex="normal" style:font-weight-complex="bold"/>
    </style:style>
    <style:style style:name="P138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1cb6e94" officeooo:paragraph-rsid="01cb6e94" style:font-style-asian="normal" style:font-weight-asian="bold" style:font-style-complex="normal" style:font-weight-complex="bold"/>
    </style:style>
    <style:style style:name="P139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1cb6e94" officeooo:paragraph-rsid="022ac05d" style:font-style-asian="normal" style:font-weight-asian="bold" style:font-style-complex="normal" style:font-weight-complex="bold"/>
    </style:style>
    <style:style style:name="P140" style:family="paragraph" style:parent-style-name="Standard">
      <style:paragraph-properties fo:text-align="start" style:justify-single-word="false"/>
      <style:text-properties fo:color="#000000" fo:font-size="16pt" fo:font-style="normal" fo:font-weight="bold" officeooo:rsid="00cb2246" officeooo:paragraph-rsid="0202fdcc" style:font-style-asian="normal" style:font-weight-asian="bold" style:font-style-complex="normal" style:font-weight-complex="bold"/>
    </style:style>
    <style:style style:name="P141" style:family="paragraph" style:parent-style-name="Standard">
      <style:text-properties fo:color="#000000" fo:font-size="10pt" fo:font-style="normal" fo:font-weight="normal" officeooo:rsid="0105a571" officeooo:paragraph-rsid="01c70b94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color="#000000" fo:font-size="10pt" fo:font-style="normal" fo:font-weight="normal" officeooo:rsid="0105a571" officeooo:paragraph-rsid="024af458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color="#000000" fo:font-size="10pt" fo:font-style="normal" fo:font-weight="normal" officeooo:rsid="0104c38a" officeooo:paragraph-rsid="01c57727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fo:color="#000000" fo:font-size="10pt" fo:font-style="normal" fo:font-weight="normal" officeooo:rsid="0104c38a" officeooo:paragraph-rsid="024af458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color="#000000" fo:font-size="10pt" fo:font-style="normal" fo:font-weight="normal" officeooo:rsid="0273bba1" officeooo:paragraph-rsid="0273bba1" style:font-style-asian="normal" style:font-weight-asian="normal" style:font-style-complex="normal" style:font-weight-complex="normal"/>
    </style:style>
    <style:style style:name="P146" style:family="paragraph" style:parent-style-name="Standard">
      <style:text-properties fo:color="#000000" fo:font-size="10pt" fo:font-style="normal" fo:font-weight="normal" officeooo:rsid="0273bba1" officeooo:paragraph-rsid="02741fa8" style:font-style-asian="normal" style:font-weight-asian="normal" style:font-style-complex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ff3333" fo:font-size="12pt" fo:font-style="italic" fo:font-weight="normal" officeooo:rsid="01acf888" officeooo:paragraph-rsid="0279b197" style:font-style-asian="italic" style:font-weight-asian="normal" style:font-style-complex="italic" style:font-weight-complex="normal"/>
    </style:style>
    <style:style style:name="P148" style:family="paragraph" style:parent-style-name="Table_20_Contents">
      <style:text-properties fo:color="#000000" fo:font-style="normal" fo:font-weight="normal" officeooo:rsid="003aca63" officeooo:paragraph-rsid="003e593e" style:font-style-asian="normal" style:font-weight-asian="normal" style:font-style-complex="normal" style:font-weight-complex="normal"/>
    </style:style>
    <style:style style:name="P149" style:family="paragraph" style:parent-style-name="Table_20_Contents">
      <style:paragraph-properties fo:text-align="start" style:justify-single-word="false"/>
      <style:text-properties fo:color="#000000" fo:font-style="normal" fo:font-weight="normal" officeooo:rsid="003aca63" officeooo:paragraph-rsid="020462e3" style:font-style-asian="normal" style:font-weight-asian="normal" style:font-style-complex="normal" style:font-weight-complex="normal"/>
    </style:style>
    <style:style style:name="P150" style:family="paragraph" style:parent-style-name="Table_20_Contents">
      <style:text-properties fo:color="#000000" fo:font-style="normal" fo:font-weight="normal" officeooo:rsid="00eed0d3" officeooo:paragraph-rsid="00eed0d3" style:font-style-asian="normal" style:font-weight-asian="normal" style:font-style-complex="normal" style:font-weight-complex="normal"/>
    </style:style>
    <style:style style:name="P151" style:family="paragraph" style:parent-style-name="Table_20_Contents">
      <style:text-properties fo:color="#000000" fo:font-style="normal" fo:font-weight="normal" officeooo:rsid="00eed0d3" officeooo:paragraph-rsid="00f0346d" style:font-style-asian="normal" style:font-weight-asian="normal" style:font-style-complex="normal" style:font-weight-complex="normal"/>
    </style:style>
    <style:style style:name="P152" style:family="paragraph" style:parent-style-name="Table_20_Contents">
      <style:paragraph-properties fo:text-align="start" style:justify-single-word="false"/>
      <style:text-properties fo:color="#000000" fo:font-size="16pt" fo:font-style="normal" fo:font-weight="bold" officeooo:rsid="020462e3" officeooo:paragraph-rsid="020462e3" style:font-style-asian="normal" style:font-weight-asian="bold" style:font-style-complex="normal" style:font-weight-complex="bold"/>
    </style:style>
    <style:style style:name="P153" style:family="paragraph" style:parent-style-name="Table_20_Contents">
      <style:paragraph-properties fo:text-align="start" style:justify-single-word="false"/>
      <style:text-properties fo:color="#000000" fo:font-size="16pt" fo:font-style="normal" fo:font-weight="bold" officeooo:rsid="00cb2246" officeooo:paragraph-rsid="0202fdcc" style:font-style-asian="normal" style:font-weight-asian="bold" style:font-style-complex="normal" style:font-weight-complex="bold"/>
    </style:style>
    <style:style style:name="P154" style:family="paragraph" style:parent-style-name="Table_20_Contents">
      <style:paragraph-properties fo:text-align="start" style:justify-single-word="false"/>
      <style:text-properties fo:color="#000000" fo:font-size="12pt" fo:font-style="normal" fo:font-weight="normal" officeooo:rsid="00cb2246" officeooo:paragraph-rsid="0202fdcc" style:font-style-asian="normal" style:font-weight-asian="normal" style:font-style-complex="normal" style:font-weight-complex="normal"/>
    </style:style>
    <style:style style:name="P155" style:family="paragraph" style:parent-style-name="Table_20_Contents">
      <style:paragraph-properties fo:text-align="start" style:justify-single-word="false"/>
      <style:text-properties fo:color="#000000" fo:font-size="12pt" fo:font-style="normal" fo:font-weight="normal" officeooo:rsid="00e4795f" officeooo:paragraph-rsid="0202fdcc" style:font-style-asian="normal" style:font-weight-asian="normal" style:font-style-complex="normal" style:font-weight-complex="normal"/>
    </style:style>
    <style:style style:name="P156" style:family="paragraph" style:parent-style-name="Table_20_Contents">
      <style:paragraph-properties fo:text-align="start" style:justify-single-word="false"/>
      <style:text-properties fo:font-size="12pt" officeooo:rsid="0058625e" officeooo:paragraph-rsid="01b6e80f"/>
    </style:style>
    <style:style style:name="P157" style:family="paragraph" style:parent-style-name="Table_20_Contents">
      <style:paragraph-properties fo:text-align="start" style:justify-single-word="false"/>
      <style:text-properties fo:font-size="12pt" officeooo:rsid="0058625e" officeooo:paragraph-rsid="01be6c28"/>
    </style:style>
    <style:style style:name="P158" style:family="paragraph" style:parent-style-name="Table_20_Contents">
      <style:paragraph-properties fo:text-align="start" style:justify-single-word="false"/>
      <style:text-properties fo:font-size="12pt" officeooo:rsid="0058625e" officeooo:paragraph-rsid="01683365"/>
    </style:style>
    <style:style style:name="P159" style:family="paragraph" style:parent-style-name="Table_20_Contents">
      <style:paragraph-properties fo:text-align="start" style:justify-single-word="false"/>
      <style:text-properties fo:font-size="12pt" officeooo:rsid="0058625e" officeooo:paragraph-rsid="0058625e"/>
    </style:style>
    <style:style style:name="P160" style:family="paragraph" style:parent-style-name="Table_20_Contents">
      <style:paragraph-properties fo:text-align="start" style:justify-single-word="false"/>
      <style:text-properties fo:font-size="12pt" officeooo:rsid="0058625e" officeooo:paragraph-rsid="02163c85"/>
    </style:style>
    <style:style style:name="P161" style:family="paragraph" style:parent-style-name="Table_20_Contents">
      <style:paragraph-properties fo:text-align="start" style:justify-single-word="false"/>
      <style:text-properties fo:font-size="12pt" officeooo:rsid="0058625e" officeooo:paragraph-rsid="02269fcc"/>
    </style:style>
    <style:style style:name="P162" style:family="paragraph" style:parent-style-name="Table_20_Contents">
      <style:paragraph-properties fo:text-align="start" style:justify-single-word="false"/>
      <style:text-properties fo:font-size="12pt" officeooo:rsid="00e53ba1" officeooo:paragraph-rsid="01b6e80f"/>
    </style:style>
    <style:style style:name="P163" style:family="paragraph" style:parent-style-name="Table_20_Contents">
      <style:paragraph-properties fo:text-align="start" style:justify-single-word="false"/>
      <style:text-properties fo:font-size="12pt" officeooo:rsid="00e53ba1" officeooo:paragraph-rsid="01be6c28"/>
    </style:style>
    <style:style style:name="P164" style:family="paragraph" style:parent-style-name="Table_20_Contents">
      <style:paragraph-properties fo:text-align="start" style:justify-single-word="false"/>
      <style:text-properties fo:font-size="12pt" officeooo:rsid="00e53ba1" officeooo:paragraph-rsid="00e53ba1"/>
    </style:style>
    <style:style style:name="P165" style:family="paragraph" style:parent-style-name="Table_20_Contents">
      <style:paragraph-properties fo:text-align="start" style:justify-single-word="false"/>
      <style:text-properties fo:font-size="12pt" officeooo:rsid="00e53ba1" officeooo:paragraph-rsid="02163c85"/>
    </style:style>
    <style:style style:name="P166" style:family="paragraph" style:parent-style-name="Table_20_Contents">
      <style:paragraph-properties fo:text-align="start" style:justify-single-word="false"/>
      <style:text-properties fo:font-size="12pt" officeooo:rsid="00e53ba1" officeooo:paragraph-rsid="02269fcc"/>
    </style:style>
    <style:style style:name="P167" style:family="paragraph" style:parent-style-name="Table_20_Contents">
      <style:paragraph-properties fo:text-align="start" style:justify-single-word="false"/>
      <style:text-properties fo:font-size="12pt" officeooo:rsid="0168a4a4" officeooo:paragraph-rsid="0168a4a4"/>
    </style:style>
    <style:style style:name="P168" style:family="paragraph" style:parent-style-name="Table_20_Contents">
      <style:paragraph-properties fo:text-align="start" style:justify-single-word="false"/>
      <style:text-properties fo:font-size="12pt" officeooo:rsid="0168a4a4" officeooo:paragraph-rsid="01be6c28"/>
    </style:style>
    <style:style style:name="P169" style:family="paragraph" style:parent-style-name="Table_20_Contents">
      <style:paragraph-properties fo:text-align="start" style:justify-single-word="false"/>
      <style:text-properties fo:font-size="12pt" officeooo:rsid="0168a4a4" officeooo:paragraph-rsid="02163c85"/>
    </style:style>
    <style:style style:name="P170" style:family="paragraph" style:parent-style-name="Table_20_Contents">
      <style:paragraph-properties fo:text-align="start" style:justify-single-word="false"/>
      <style:text-properties fo:font-size="12pt" officeooo:rsid="0169fef3" officeooo:paragraph-rsid="0169fef3"/>
    </style:style>
    <style:style style:name="P171" style:family="paragraph" style:parent-style-name="Table_20_Contents">
      <style:paragraph-properties fo:text-align="start" style:justify-single-word="false"/>
      <style:text-properties fo:font-size="12pt" officeooo:rsid="0169fef3" officeooo:paragraph-rsid="01ba2343"/>
    </style:style>
    <style:style style:name="P172" style:family="paragraph" style:parent-style-name="Table_20_Contents">
      <style:paragraph-properties fo:text-align="start" style:justify-single-word="false"/>
      <style:text-properties fo:font-size="12pt" officeooo:rsid="0169fef3" officeooo:paragraph-rsid="01be6c28"/>
    </style:style>
    <style:style style:name="P173" style:family="paragraph" style:parent-style-name="Table_20_Contents">
      <style:paragraph-properties fo:text-align="start" style:justify-single-word="false"/>
      <style:text-properties fo:font-size="12pt" officeooo:rsid="0169fef3" officeooo:paragraph-rsid="02163c85"/>
    </style:style>
    <style:style style:name="P174" style:family="paragraph" style:parent-style-name="Table_20_Contents">
      <style:paragraph-properties fo:text-align="start" style:justify-single-word="false"/>
      <style:text-properties fo:font-size="12pt" officeooo:rsid="0169fef3" officeooo:paragraph-rsid="02269fcc"/>
    </style:style>
    <style:style style:name="P175" style:family="paragraph" style:parent-style-name="Table_20_Contents">
      <style:paragraph-properties fo:text-align="start" style:justify-single-word="false"/>
      <style:text-properties fo:font-size="12pt" officeooo:rsid="01913234" officeooo:paragraph-rsid="01913234"/>
    </style:style>
    <style:style style:name="P176" style:family="paragraph" style:parent-style-name="Table_20_Contents">
      <style:paragraph-properties fo:text-align="start" style:justify-single-word="false"/>
      <style:text-properties fo:font-size="12pt" officeooo:rsid="01913234" officeooo:paragraph-rsid="01ba2343"/>
    </style:style>
    <style:style style:name="P177" style:family="paragraph" style:parent-style-name="Table_20_Contents">
      <style:paragraph-properties fo:text-align="start" style:justify-single-word="false"/>
      <style:text-properties fo:font-size="12pt" officeooo:rsid="01913234" officeooo:paragraph-rsid="01be6c28"/>
    </style:style>
    <style:style style:name="P178" style:family="paragraph" style:parent-style-name="Table_20_Contents">
      <style:paragraph-properties fo:text-align="start" style:justify-single-word="false"/>
      <style:text-properties fo:font-size="12pt" officeooo:rsid="01913234" officeooo:paragraph-rsid="02163c85"/>
    </style:style>
    <style:style style:name="P179" style:family="paragraph" style:parent-style-name="Table_20_Contents">
      <style:paragraph-properties fo:text-align="start" style:justify-single-word="false"/>
      <style:text-properties fo:font-size="12pt" officeooo:rsid="01913234" officeooo:paragraph-rsid="02269fcc"/>
    </style:style>
    <style:style style:name="P180" style:family="paragraph" style:parent-style-name="Table_20_Contents">
      <style:paragraph-properties fo:text-align="start" style:justify-single-word="false"/>
      <style:text-properties fo:font-size="12pt" officeooo:rsid="01afa3d7" officeooo:paragraph-rsid="01be6c28"/>
    </style:style>
    <style:style style:name="P181" style:family="paragraph" style:parent-style-name="Table_20_Contents">
      <style:paragraph-properties fo:text-align="start" style:justify-single-word="false"/>
      <style:text-properties fo:font-size="12pt" officeooo:rsid="01afa3d7" officeooo:paragraph-rsid="01afa3d7"/>
    </style:style>
    <style:style style:name="P182" style:family="paragraph" style:parent-style-name="Table_20_Contents">
      <style:paragraph-properties fo:text-align="start" style:justify-single-word="false"/>
      <style:text-properties fo:font-size="12pt" officeooo:rsid="01afa3d7" officeooo:paragraph-rsid="02163c85"/>
    </style:style>
    <style:style style:name="P183" style:family="paragraph" style:parent-style-name="Table_20_Contents">
      <style:paragraph-properties fo:text-align="start" style:justify-single-word="false"/>
      <style:text-properties fo:font-size="12pt" officeooo:rsid="01b14d0c" officeooo:paragraph-rsid="01b6e80f"/>
    </style:style>
    <style:style style:name="P184" style:family="paragraph" style:parent-style-name="Table_20_Contents">
      <style:paragraph-properties fo:text-align="start" style:justify-single-word="false"/>
      <style:text-properties fo:font-size="12pt" officeooo:rsid="01b14d0c" officeooo:paragraph-rsid="01be6c28"/>
    </style:style>
    <style:style style:name="P185" style:family="paragraph" style:parent-style-name="Table_20_Contents">
      <style:paragraph-properties fo:text-align="start" style:justify-single-word="false"/>
      <style:text-properties fo:font-size="12pt" officeooo:rsid="01b14d0c" officeooo:paragraph-rsid="01b14d0c"/>
    </style:style>
    <style:style style:name="P186" style:family="paragraph" style:parent-style-name="Table_20_Contents">
      <style:paragraph-properties fo:text-align="start" style:justify-single-word="false"/>
      <style:text-properties fo:font-size="12pt" officeooo:rsid="01b14d0c" officeooo:paragraph-rsid="02163c85"/>
    </style:style>
    <style:style style:name="P187" style:family="paragraph" style:parent-style-name="Table_20_Contents">
      <style:paragraph-properties fo:text-align="start" style:justify-single-word="false"/>
      <style:text-properties fo:font-size="12pt" officeooo:rsid="01b14d0c" officeooo:paragraph-rsid="02269fcc"/>
    </style:style>
    <style:style style:name="P188" style:family="paragraph" style:parent-style-name="Table_20_Contents">
      <style:paragraph-properties fo:text-align="start" style:justify-single-word="false"/>
      <style:text-properties fo:font-size="12pt" officeooo:rsid="01b2fcba" officeooo:paragraph-rsid="01b2fcba"/>
    </style:style>
    <style:style style:name="P189" style:family="paragraph" style:parent-style-name="Table_20_Contents">
      <style:paragraph-properties fo:text-align="start" style:justify-single-word="false"/>
      <style:text-properties fo:font-size="12pt" officeooo:rsid="01b2fcba" officeooo:paragraph-rsid="01ba2343"/>
    </style:style>
    <style:style style:name="P190" style:family="paragraph" style:parent-style-name="Table_20_Contents">
      <style:paragraph-properties fo:text-align="start" style:justify-single-word="false"/>
      <style:text-properties fo:font-size="12pt" officeooo:rsid="01b2fcba" officeooo:paragraph-rsid="02163c85"/>
    </style:style>
    <style:style style:name="P191" style:family="paragraph" style:parent-style-name="Table_20_Contents">
      <style:paragraph-properties fo:text-align="start" style:justify-single-word="false"/>
      <style:text-properties fo:font-size="12pt" officeooo:rsid="01b3b9dd" officeooo:paragraph-rsid="01b3b9dd"/>
    </style:style>
    <style:style style:name="P192" style:family="paragraph" style:parent-style-name="Table_20_Contents">
      <style:paragraph-properties fo:text-align="start" style:justify-single-word="false"/>
      <style:text-properties fo:font-size="12pt" officeooo:rsid="01b3b9dd" officeooo:paragraph-rsid="01ba2343"/>
    </style:style>
    <style:style style:name="P193" style:family="paragraph" style:parent-style-name="Table_20_Contents">
      <style:paragraph-properties fo:text-align="start" style:justify-single-word="false"/>
      <style:text-properties fo:font-size="12pt" officeooo:rsid="01b3b9dd" officeooo:paragraph-rsid="01be6c28"/>
    </style:style>
    <style:style style:name="P194" style:family="paragraph" style:parent-style-name="Table_20_Contents">
      <style:paragraph-properties fo:text-align="start" style:justify-single-word="false"/>
      <style:text-properties fo:font-size="12pt" officeooo:rsid="01b3b9dd" officeooo:paragraph-rsid="02163c85"/>
    </style:style>
    <style:style style:name="P195" style:family="paragraph" style:parent-style-name="Table_20_Contents">
      <style:paragraph-properties fo:text-align="start" style:justify-single-word="false"/>
      <style:text-properties fo:font-size="12pt" officeooo:rsid="01b3b9dd" officeooo:paragraph-rsid="02269fcc"/>
    </style:style>
    <style:style style:name="P196" style:family="paragraph" style:parent-style-name="Table_20_Contents">
      <style:paragraph-properties fo:text-align="start" style:justify-single-word="false"/>
      <style:text-properties fo:font-size="12pt" officeooo:rsid="01bb14a1" officeooo:paragraph-rsid="01bb14a1"/>
    </style:style>
    <style:style style:name="P197" style:family="paragraph" style:parent-style-name="Table_20_Contents">
      <style:paragraph-properties fo:text-align="start" style:justify-single-word="false"/>
      <style:text-properties fo:font-size="12pt" officeooo:rsid="01bb14a1" officeooo:paragraph-rsid="02163c85"/>
    </style:style>
    <style:style style:name="P198" style:family="paragraph" style:parent-style-name="Table_20_Contents">
      <style:paragraph-properties fo:text-align="start" style:justify-single-word="false"/>
      <style:text-properties fo:font-size="12pt" officeooo:rsid="01c1bf4c" officeooo:paragraph-rsid="01c1bf4c"/>
    </style:style>
    <style:style style:name="P199" style:family="paragraph" style:parent-style-name="Table_20_Contents">
      <style:paragraph-properties fo:text-align="start" style:justify-single-word="false"/>
      <style:text-properties fo:font-size="12pt" officeooo:rsid="01c1bf4c" officeooo:paragraph-rsid="02163c85"/>
    </style:style>
    <style:style style:name="P200" style:family="paragraph" style:parent-style-name="Table_20_Contents">
      <style:paragraph-properties fo:text-align="start" style:justify-single-word="false"/>
      <style:text-properties fo:font-size="12pt" officeooo:rsid="01c316a6" officeooo:paragraph-rsid="01c316a6"/>
    </style:style>
    <style:style style:name="P201" style:family="paragraph" style:parent-style-name="Table_20_Contents">
      <style:paragraph-properties fo:text-align="start" style:justify-single-word="false"/>
      <style:text-properties fo:font-size="12pt" officeooo:rsid="01c316a6" officeooo:paragraph-rsid="02163c85"/>
    </style:style>
    <style:style style:name="P202" style:family="paragraph" style:parent-style-name="Table_20_Contents">
      <style:paragraph-properties fo:text-align="start" style:justify-single-word="false"/>
      <style:text-properties fo:font-size="12pt" officeooo:rsid="0229f59b" officeooo:paragraph-rsid="0229f59b"/>
    </style:style>
    <style:style style:name="P203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1affa41" officeooo:paragraph-rsid="01affa41" style:font-weight-asian="bold" style:font-weight-complex="bold"/>
    </style:style>
    <style:style style:name="P204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1affa41" officeooo:paragraph-rsid="01be6c28" style:font-weight-asian="bold" style:font-weight-complex="bold"/>
    </style:style>
    <style:style style:name="P205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1affa41" officeooo:paragraph-rsid="02163c85" style:font-weight-asian="bold" style:font-weight-complex="bold"/>
    </style:style>
    <style:style style:name="P206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1affa41" officeooo:paragraph-rsid="02269fcc" style:font-weight-asian="bold" style:font-weight-complex="bold"/>
    </style:style>
    <style:style style:name="P207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058625e" officeooo:paragraph-rsid="0058625e" style:font-weight-asian="bold" style:font-weight-complex="bold"/>
    </style:style>
    <style:style style:name="P208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058625e" officeooo:paragraph-rsid="0168a4a4" style:font-weight-asian="bold" style:font-weight-complex="bold"/>
    </style:style>
    <style:style style:name="P209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058625e" officeooo:paragraph-rsid="01ba2343" style:font-weight-asian="bold" style:font-weight-complex="bold"/>
    </style:style>
    <style:style style:name="P210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058625e" officeooo:paragraph-rsid="01be6c28" style:font-weight-asian="bold" style:font-weight-complex="bold"/>
    </style:style>
    <style:style style:name="P211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058625e" officeooo:paragraph-rsid="02163c85" style:font-weight-asian="bold" style:font-weight-complex="bold"/>
    </style:style>
    <style:style style:name="P212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058625e" officeooo:paragraph-rsid="02269fcc" style:font-weight-asian="bold" style:font-weight-complex="bold"/>
    </style:style>
    <style:style style:name="P213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1b2fcba" officeooo:paragraph-rsid="01b2fcba" style:font-weight-asian="bold" style:font-weight-complex="bold"/>
    </style:style>
    <style:style style:name="P214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1b2fcba" officeooo:paragraph-rsid="01ba2343" style:font-weight-asian="bold" style:font-weight-complex="bold"/>
    </style:style>
    <style:style style:name="P215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1b2fcba" officeooo:paragraph-rsid="01be6c28" style:font-weight-asian="bold" style:font-weight-complex="bold"/>
    </style:style>
    <style:style style:name="P216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1b2fcba" officeooo:paragraph-rsid="02163c85" style:font-weight-asian="bold" style:font-weight-complex="bold"/>
    </style:style>
    <style:style style:name="P217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1b2fcba" officeooo:paragraph-rsid="02269fcc" style:font-weight-asian="bold" style:font-weight-complex="bold"/>
    </style:style>
    <style:style style:name="P218" style:family="paragraph" style:parent-style-name="Table_20_Contents">
      <style:paragraph-properties fo:text-align="start" style:justify-single-word="false"/>
      <style:text-properties fo:font-size="12pt" style:text-underline-style="none" fo:font-weight="bold" style:font-weight-asian="bold" style:font-weight-complex="bold"/>
    </style:style>
    <style:style style:name="P219" style:family="paragraph" style:parent-style-name="Table_20_Contents">
      <style:text-properties fo:color="#ff6600" fo:font-style="normal" fo:font-weight="normal" officeooo:rsid="016440c7" officeooo:paragraph-rsid="018ede9f" style:font-style-asian="normal" style:font-weight-asian="normal" style:font-style-complex="normal" style:font-weight-complex="normal"/>
    </style:style>
    <style:style style:name="P220" style:family="paragraph" style:parent-style-name="Table_20_Contents">
      <style:text-properties fo:color="#ff6600" fo:font-style="normal" fo:font-weight="normal" officeooo:rsid="00eed0d3" officeooo:paragraph-rsid="016313f6" style:font-style-asian="normal" style:font-weight-asian="normal" style:font-style-complex="normal" style:font-weight-complex="normal"/>
    </style:style>
    <style:style style:name="P22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normal" officeooo:rsid="002406e7" officeooo:paragraph-rsid="0205936e" style:font-weight-asian="normal" style:font-weight-complex="normal"/>
    </style:style>
    <style:style style:name="P222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fo:color="#000000" fo:font-size="12pt" fo:font-style="normal" fo:font-weight="normal" officeooo:rsid="011fd1d1" officeooo:paragraph-rsid="01f1c956" style:font-style-asian="normal" style:font-weight-asian="normal" style:font-style-complex="normal" style:font-weight-complex="normal"/>
    </style:style>
    <style:style style:name="P223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color="#000000" fo:font-size="12pt" fo:font-style="normal" fo:font-weight="normal" officeooo:rsid="01ca41ee" officeooo:paragraph-rsid="01cc44fa" style:font-style-asian="normal" style:font-weight-asian="normal" style:font-style-complex="normal" style:font-weight-complex="normal"/>
    </style:style>
    <style:style style:name="P224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font-variant="normal" fo:text-transform="none" fo:color="#000000" style:font-name="Times New Roman" fo:font-size="12pt" fo:letter-spacing="normal" fo:font-style="normal" fo:font-weight="normal" officeooo:rsid="025cc32e" officeooo:paragraph-rsid="025d21b2" style:font-weight-asian="normal" style:font-weight-complex="normal"/>
    </style:style>
    <style:style style:name="P225" style:family="paragraph" style:parent-style-name="Table_20_Contents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color="#000000" fo:font-size="12pt" fo:font-style="normal" fo:font-weight="normal" officeooo:rsid="020462e3" officeooo:paragraph-rsid="020462e3" style:font-style-asian="normal" style:font-weight-asian="normal" style:font-style-complex="normal" style:font-weight-complex="normal"/>
    </style:style>
    <style:style style:name="P226" style:family="paragraph" style:parent-style-name="Table_20_Contents">
      <style:paragraph-properties fo:padding="0.074cm" fo:border-left="none" fo:border-right="none" fo:border-top="none" fo:border-bottom="0.06pt solid #000000" style:join-border="false"/>
      <style:text-properties fo:color="#000000" fo:font-style="normal" fo:font-weight="normal" officeooo:rsid="003aca63" officeooo:paragraph-rsid="003e593e" style:font-style-asian="normal" style:font-weight-asian="normal" style:font-style-complex="normal" style:font-weight-complex="normal"/>
    </style:style>
    <style:style style:name="P227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077b12" officeooo:paragraph-rsid="00077b12" style:font-weight-asian="bold" style:font-weight-complex="bold"/>
    </style:style>
    <style:style style:name="P228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cfdecb" officeooo:paragraph-rsid="01cfdecb" style:font-style-asian="normal" style:font-weight-asian="normal" style:font-style-complex="normal" style:font-weight-complex="normal"/>
    </style:style>
    <style:style style:name="P229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cfdecb" officeooo:paragraph-rsid="022ac05d" style:font-style-asian="normal" style:font-weight-asian="normal" style:font-style-complex="normal" style:font-weight-complex="normal"/>
    </style:style>
    <style:style style:name="P230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da899d" officeooo:paragraph-rsid="01da899d" style:font-style-asian="normal" style:font-weight-asian="normal" style:font-style-complex="normal" style:font-weight-complex="normal"/>
    </style:style>
    <style:style style:name="P231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da899d" officeooo:paragraph-rsid="022ac05d" style:font-style-asian="normal" style:font-weight-asian="normal" style:font-style-complex="normal" style:font-weight-complex="normal"/>
    </style:style>
    <style:style style:name="P232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d304bd" officeooo:paragraph-rsid="01d304bd" style:font-style-asian="normal" style:font-weight-asian="normal" style:font-style-complex="normal" style:font-weight-complex="normal"/>
    </style:style>
    <style:style style:name="P233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d304bd" officeooo:paragraph-rsid="022ac05d" style:font-style-asian="normal" style:font-weight-asian="normal" style:font-style-complex="normal" style:font-weight-complex="normal"/>
    </style:style>
    <style:style style:name="P234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d4bb3b" officeooo:paragraph-rsid="01d4bb3b" style:font-style-asian="normal" style:font-weight-asian="normal" style:font-style-complex="normal" style:font-weight-complex="normal"/>
    </style:style>
    <style:style style:name="P235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d4bb3b" officeooo:paragraph-rsid="022ac05d" style:font-style-asian="normal" style:font-weight-asian="normal" style:font-style-complex="normal" style:font-weight-complex="normal"/>
    </style:style>
    <style:style style:name="P236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a9fd8" officeooo:paragraph-rsid="01da9fd8" style:font-style-asian="normal" style:font-weight-asian="normal" style:font-style-complex="normal" style:font-weight-complex="normal"/>
    </style:style>
    <style:style style:name="P237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da9fd8" officeooo:paragraph-rsid="022ac05d" style:font-style-asian="normal" style:font-weight-asian="normal" style:font-style-complex="normal" style:font-weight-complex="normal"/>
    </style:style>
    <style:style style:name="P238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cf9c4" officeooo:paragraph-rsid="01dcf9c4" style:font-style-asian="normal" style:font-weight-asian="normal" style:font-style-complex="normal" style:font-weight-complex="normal"/>
    </style:style>
    <style:style style:name="P239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dcf9c4" officeooo:paragraph-rsid="022ac05d" style:font-style-asian="normal" style:font-weight-asian="normal" style:font-style-complex="normal" style:font-weight-complex="normal"/>
    </style:style>
    <style:style style:name="P240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31b38" officeooo:paragraph-rsid="01e31b38" style:font-style-asian="normal" style:font-weight-asian="normal" style:font-style-complex="normal" style:font-weight-complex="normal"/>
    </style:style>
    <style:style style:name="P241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e31b38" officeooo:paragraph-rsid="022ac05d" style:font-style-asian="normal" style:font-weight-asian="normal" style:font-style-complex="normal" style:font-weight-complex="normal"/>
    </style:style>
    <style:style style:name="P242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e4b0b" officeooo:paragraph-rsid="01de4b0b" style:font-style-asian="normal" style:font-weight-asian="normal" style:font-style-complex="normal" style:font-weight-complex="normal"/>
    </style:style>
    <style:style style:name="P243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de4b0b" officeooo:paragraph-rsid="022ac05d" style:font-style-asian="normal" style:font-weight-asian="normal" style:font-style-complex="normal" style:font-weight-complex="normal"/>
    </style:style>
    <style:style style:name="P244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e8217" officeooo:paragraph-rsid="01de8217" style:font-style-asian="normal" style:font-weight-asian="normal" style:font-style-complex="normal" style:font-weight-complex="normal"/>
    </style:style>
    <style:style style:name="P245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de8217" officeooo:paragraph-rsid="022ac05d" style:font-style-asian="normal" style:font-weight-asian="normal" style:font-style-complex="normal" style:font-weight-complex="normal"/>
    </style:style>
    <style:style style:name="P246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e9efb" officeooo:paragraph-rsid="01e126a7" style:font-style-asian="normal" style:font-weight-asian="normal" style:font-style-complex="normal" style:font-weight-complex="normal"/>
    </style:style>
    <style:style style:name="P247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de9efb" officeooo:paragraph-rsid="022ac05d" style:font-style-asian="normal" style:font-weight-asian="normal" style:font-style-complex="normal" style:font-weight-complex="normal"/>
    </style:style>
    <style:style style:name="P248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ee7ad" officeooo:paragraph-rsid="01e126a7" style:font-style-asian="normal" style:font-weight-asian="normal" style:font-style-complex="normal" style:font-weight-complex="normal"/>
    </style:style>
    <style:style style:name="P249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dee7ad" officeooo:paragraph-rsid="022ac05d" style:font-style-asian="normal" style:font-weight-asian="normal" style:font-style-complex="normal" style:font-weight-complex="normal"/>
    </style:style>
    <style:style style:name="P250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03066" officeooo:paragraph-rsid="01e126a7" style:font-style-asian="normal" style:font-weight-asian="normal" style:font-style-complex="normal" style:font-weight-complex="normal"/>
    </style:style>
    <style:style style:name="P251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03066" officeooo:paragraph-rsid="01e9b82b" style:font-style-asian="normal" style:font-weight-asian="normal" style:font-style-complex="normal" style:font-weight-complex="normal"/>
    </style:style>
    <style:style style:name="P252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e03066" officeooo:paragraph-rsid="022ac05d" style:font-style-asian="normal" style:font-weight-asian="normal" style:font-style-complex="normal" style:font-weight-complex="normal"/>
    </style:style>
    <style:style style:name="P253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4b842" officeooo:paragraph-rsid="01e71851" style:font-style-asian="normal" style:font-weight-asian="normal" style:font-style-complex="normal" style:font-weight-complex="normal"/>
    </style:style>
    <style:style style:name="P254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4b842" officeooo:paragraph-rsid="01e9b82b" style:font-style-asian="normal" style:font-weight-asian="normal" style:font-style-complex="normal" style:font-weight-complex="normal"/>
    </style:style>
    <style:style style:name="P255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e4b842" officeooo:paragraph-rsid="022ac05d" style:font-style-asian="normal" style:font-weight-asian="normal" style:font-style-complex="normal" style:font-weight-complex="normal"/>
    </style:style>
    <style:style style:name="P256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4ee8f" officeooo:paragraph-rsid="01e71851" style:font-style-asian="normal" style:font-weight-asian="normal" style:font-style-complex="normal" style:font-weight-complex="normal"/>
    </style:style>
    <style:style style:name="P257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e4ee8f" officeooo:paragraph-rsid="022ac05d" style:font-style-asian="normal" style:font-weight-asian="normal" style:font-style-complex="normal" style:font-weight-complex="normal"/>
    </style:style>
    <style:style style:name="P258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88590" officeooo:paragraph-rsid="01e88590" style:font-style-asian="normal" style:font-weight-asian="normal" style:font-style-complex="normal" style:font-weight-complex="normal"/>
    </style:style>
    <style:style style:name="P259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e88590" officeooo:paragraph-rsid="022ac05d" style:font-style-asian="normal" style:font-weight-asian="normal" style:font-style-complex="normal" style:font-weight-complex="normal"/>
    </style:style>
    <style:style style:name="P260" style:family="paragraph" style:parent-style-name="Standard" style:list-style-name="L3">
      <style:paragraph-properties fo:text-align="start" style:justify-single-word="false"/>
      <style:text-properties fo:color="#000000" fo:font-size="12pt" fo:font-style="normal" fo:font-weight="normal" officeooo:rsid="01cdda5b" officeooo:paragraph-rsid="01cdda5b" style:font-style-asian="normal" style:font-weight-asian="normal" style:font-style-complex="normal" style:font-weight-complex="normal"/>
    </style:style>
    <style:style style:name="P261" style:family="paragraph" style:parent-style-name="Standard" style:list-style-name="L5">
      <style:paragraph-properties fo:text-align="start" style:justify-single-word="false"/>
      <style:text-properties fo:color="#000000" fo:font-size="12pt" fo:font-style="normal" fo:font-weight="normal" officeooo:rsid="01cdda5b" officeooo:paragraph-rsid="022ac05d" style:font-style-asian="normal" style:font-weight-asian="normal" style:font-style-complex="normal" style:font-weight-complex="normal"/>
    </style:style>
    <style:style style:name="P262" style:family="paragraph" style:parent-style-name="Standard" style:list-style-name="L3">
      <style:paragraph-properties fo:text-align="start" style:justify-single-word="false"/>
      <style:text-properties fo:color="#000000" fo:font-size="12pt" fo:font-style="normal" fo:font-weight="normal" officeooo:rsid="01cf32d1" officeooo:paragraph-rsid="01cf32d1" style:font-style-asian="normal" style:font-weight-asian="normal" style:font-style-complex="normal" style:font-weight-complex="normal"/>
    </style:style>
    <style:style style:name="P263" style:family="paragraph" style:parent-style-name="Standard" style:list-style-name="L5">
      <style:paragraph-properties fo:text-align="start" style:justify-single-word="false"/>
      <style:text-properties fo:color="#000000" fo:font-size="12pt" fo:font-style="normal" fo:font-weight="normal" officeooo:rsid="01cf32d1" officeooo:paragraph-rsid="022ac05d" style:font-style-asian="normal" style:font-weight-asian="normal" style:font-style-complex="normal" style:font-weight-complex="normal"/>
    </style:style>
    <style:style style:name="P264" style:family="paragraph" style:parent-style-name="Standard" style:list-style-name="L4">
      <style:paragraph-properties fo:text-align="start" style:justify-single-word="false"/>
      <style:text-properties fo:color="#000000" fo:font-size="12pt" fo:font-style="normal" fo:font-weight="normal" officeooo:rsid="01ca41ee" officeooo:paragraph-rsid="022ac05d" style:font-style-asian="normal" style:font-weight-asian="normal" style:font-style-complex="normal" style:font-weight-complex="normal"/>
    </style:style>
    <style:style style:name="P265" style:family="paragraph" style:parent-style-name="Standard">
      <style:text-properties fo:font-weight="normal" officeooo:rsid="01a2729b" officeooo:paragraph-rsid="027c620c" style:font-weight-asian="normal" style:font-weight-complex="normal"/>
    </style:style>
    <style:style style:name="P266" style:family="paragraph" style:parent-style-name="Standard">
      <style:text-properties fo:font-weight="normal" officeooo:rsid="01a2729b" officeooo:paragraph-rsid="027dd271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7d3535" style:font-style-asian="italic" style:font-style-complex="italic"/>
    </style:style>
    <style:style style:name="T3" style:family="text">
      <style:text-properties fo:font-style="italic" officeooo:rsid="01ad3fde" style:font-style-asian="italic" style:font-style-complex="italic"/>
    </style:style>
    <style:style style:name="T4" style:family="text">
      <style:text-properties fo:font-style="italic" officeooo:rsid="01adfada" style:font-style-asian="italic" style:font-style-complex="italic"/>
    </style:style>
    <style:style style:name="T5" style:family="text">
      <style:text-properties fo:font-style="italic" officeooo:rsid="01b67a2b" style:font-style-asian="italic" style:font-style-complex="italic"/>
    </style:style>
    <style:style style:name="T6" style:family="text">
      <style:text-properties fo:font-style="italic" officeooo:rsid="01c8e4ff" style:font-style-asian="italic" style:font-style-complex="italic"/>
    </style:style>
    <style:style style:name="T7" style:family="text">
      <style:text-properties fo:font-style="italic" officeooo:rsid="01de8217" style:font-style-asian="italic" style:font-style-complex="italic"/>
    </style:style>
    <style:style style:name="T8" style:family="text">
      <style:text-properties fo:font-style="italic" officeooo:rsid="01e4b842" style:font-style-asian="italic" style:font-style-complex="italic"/>
    </style:style>
    <style:style style:name="T9" style:family="text">
      <style:text-properties fo:font-style="italic" officeooo:rsid="0219861e" style:font-style-asian="italic" style:font-style-complex="italic"/>
    </style:style>
    <style:style style:name="T10" style:family="text">
      <style:text-properties fo:font-style="italic" officeooo:rsid="021a2d03" style:font-style-asian="italic" style:font-style-complex="italic"/>
    </style:style>
    <style:style style:name="T11" style:family="text">
      <style:text-properties fo:font-style="italic" officeooo:rsid="021bfe4a" style:font-style-asian="italic" style:font-style-complex="italic"/>
    </style:style>
    <style:style style:name="T12" style:family="text">
      <style:text-properties fo:font-style="italic" officeooo:rsid="022649f6" style:font-style-asian="italic" style:font-style-complex="italic"/>
    </style:style>
    <style:style style:name="T13" style:family="text">
      <style:text-properties fo:font-style="italic" officeooo:rsid="022adb7f" style:font-style-asian="italic" style:font-style-complex="italic"/>
    </style:style>
    <style:style style:name="T14" style:family="text">
      <style:text-properties fo:font-style="italic" officeooo:rsid="022b8e5f" style:font-style-asian="italic" style:font-style-complex="italic"/>
    </style:style>
    <style:style style:name="T15" style:family="text">
      <style:text-properties fo:font-style="italic" officeooo:rsid="022c741f" style:font-style-asian="italic" style:font-style-complex="italic"/>
    </style:style>
    <style:style style:name="T16" style:family="text">
      <style:text-properties fo:font-style="italic" officeooo:rsid="02315fd4" style:font-style-asian="italic" style:font-style-complex="italic"/>
    </style:style>
    <style:style style:name="T17" style:family="text">
      <style:text-properties officeooo:rsid="000ccf89"/>
    </style:style>
    <style:style style:name="T18" style:family="text">
      <style:text-properties officeooo:rsid="00127db2"/>
    </style:style>
    <style:style style:name="T19" style:family="text">
      <style:text-properties officeooo:rsid="00132573"/>
    </style:style>
    <style:style style:name="T20" style:family="text">
      <style:text-properties officeooo:rsid="001e4bb8"/>
    </style:style>
    <style:style style:name="T21" style:family="text">
      <style:text-properties fo:font-size="16pt"/>
    </style:style>
    <style:style style:name="T22" style:family="text">
      <style:text-properties fo:font-size="16pt" officeooo:rsid="002b81db"/>
    </style:style>
    <style:style style:name="T23" style:family="text">
      <style:text-properties fo:font-size="16pt" officeooo:rsid="01f06a63"/>
    </style:style>
    <style:style style:name="T24" style:family="text">
      <style:text-properties fo:font-size="16pt" officeooo:rsid="01f1c956"/>
    </style:style>
    <style:style style:name="T25" style:family="text">
      <style:text-properties fo:color="#000000"/>
    </style:style>
    <style:style style:name="T26" style:family="text">
      <style:text-properties fo:color="#000000" fo:font-size="16pt"/>
    </style:style>
    <style:style style:name="T27" style:family="text">
      <style:text-properties fo:color="#000000" fo:font-size="16pt" officeooo:rsid="01fda9b2"/>
    </style:style>
    <style:style style:name="T28" style:family="text">
      <style:text-properties fo:color="#000000" fo:font-size="16pt" officeooo:rsid="021663e0"/>
    </style:style>
    <style:style style:name="T29" style:family="text">
      <style:text-properties fo:color="#000000" officeooo:rsid="003aca63"/>
    </style:style>
    <style:style style:name="T30" style:family="text">
      <style:text-properties fo:color="#000000" officeooo:rsid="01acf888"/>
    </style:style>
    <style:style style:name="T31" style:family="text">
      <style:text-properties fo:color="#000000" fo:font-style="italic" officeooo:rsid="01ad3fde" style:font-style-asian="italic" style:font-style-complex="italic"/>
    </style:style>
    <style:style style:name="T32" style:family="text">
      <style:text-properties fo:color="#000000" fo:font-style="italic" officeooo:rsid="01adfada" style:font-style-asian="italic" style:font-style-complex="italic"/>
    </style:style>
    <style:style style:name="T33" style:family="text">
      <style:text-properties fo:color="#000000" fo:font-style="italic" officeooo:rsid="0217a18f" style:font-style-asian="italic" style:font-style-complex="italic"/>
    </style:style>
    <style:style style:name="T34" style:family="text">
      <style:text-properties fo:color="#000000" fo:font-style="italic" officeooo:rsid="02191461" style:font-style-asian="italic" style:font-style-complex="italic"/>
    </style:style>
    <style:style style:name="T35" style:family="text">
      <style:text-properties fo:font-size="12pt"/>
    </style:style>
    <style:style style:name="T36" style:family="text">
      <style:text-properties fo:font-size="12pt" officeooo:rsid="00cb2246"/>
    </style:style>
    <style:style style:name="T37" style:family="text">
      <style:text-properties fo:font-size="12pt" officeooo:rsid="01074f16"/>
    </style:style>
    <style:style style:name="T38" style:family="text">
      <style:text-properties fo:font-size="12pt" officeooo:rsid="01c57727"/>
    </style:style>
    <style:style style:name="T39" style:family="text">
      <style:text-properties fo:font-size="12pt" officeooo:rsid="01c70b94"/>
    </style:style>
    <style:style style:name="T40" style:family="text">
      <style:text-properties fo:font-size="12pt" officeooo:rsid="01f578ee"/>
    </style:style>
    <style:style style:name="T41" style:family="text">
      <style:text-properties fo:font-size="12pt" fo:font-weight="normal" style:font-weight-asian="normal" style:font-weight-complex="normal"/>
    </style:style>
    <style:style style:name="T42" style:family="text">
      <style:text-properties fo:font-size="12pt" fo:font-weight="normal" officeooo:rsid="00e4795f" style:font-weight-asian="normal" style:font-weight-complex="normal"/>
    </style:style>
    <style:style style:name="T43" style:family="text">
      <style:text-properties fo:font-size="12pt" fo:font-weight="normal" officeooo:rsid="00e2dc2a" style:font-weight-asian="normal" style:font-weight-complex="normal"/>
    </style:style>
    <style:style style:name="T44" style:family="text">
      <style:text-properties fo:font-size="12pt" officeooo:rsid="02741fa8"/>
    </style:style>
    <style:style style:name="T45" style:family="text">
      <style:text-properties officeooo:rsid="00e53ba1"/>
    </style:style>
    <style:style style:name="T46" style:family="text">
      <style:text-properties officeooo:rsid="00e8f22e"/>
    </style:style>
    <style:style style:name="T47" style:family="text">
      <style:text-properties officeooo:rsid="0151afd4"/>
    </style:style>
    <style:style style:name="T48" style:family="text">
      <style:text-properties officeooo:rsid="01531f7f"/>
    </style:style>
    <style:style style:name="T49" style:family="text">
      <style:text-properties officeooo:rsid="016313f6"/>
    </style:style>
    <style:style style:name="T50" style:family="text">
      <style:text-properties officeooo:rsid="00eed0d3"/>
    </style:style>
    <style:style style:name="T51" style:family="text">
      <style:text-properties officeooo:rsid="0194385f"/>
    </style:style>
    <style:style style:name="T52" style:family="text">
      <style:text-properties officeooo:rsid="019663c4"/>
    </style:style>
    <style:style style:name="T53" style:family="text">
      <style:text-properties officeooo:rsid="0196cf31"/>
    </style:style>
    <style:style style:name="T54" style:family="text">
      <style:text-properties officeooo:rsid="0197dfbd"/>
    </style:style>
    <style:style style:name="T55" style:family="text">
      <style:text-properties officeooo:rsid="019abe33"/>
    </style:style>
    <style:style style:name="T56" style:family="text">
      <style:text-properties officeooo:rsid="019bed38"/>
    </style:style>
    <style:style style:name="T57" style:family="text">
      <style:text-properties officeooo:rsid="019e594d"/>
    </style:style>
    <style:style style:name="T58" style:family="text">
      <style:text-properties officeooo:rsid="01a5930d"/>
    </style:style>
    <style:style style:name="T59" style:family="text">
      <style:text-properties officeooo:rsid="01aac3ae"/>
    </style:style>
    <style:style style:name="T60" style:family="text">
      <style:text-properties officeooo:rsid="01ba2343"/>
    </style:style>
    <style:style style:name="T61" style:family="text">
      <style:text-properties officeooo:rsid="01bfba22"/>
    </style:style>
    <style:style style:name="T62" style:family="text">
      <style:text-properties officeooo:rsid="01c17582"/>
    </style:style>
    <style:style style:name="T63" style:family="text">
      <style:text-properties officeooo:rsid="01c1bf4c"/>
    </style:style>
    <style:style style:name="T64" style:family="text">
      <style:text-properties officeooo:rsid="01c57727"/>
    </style:style>
    <style:style style:name="T65" style:family="text">
      <style:text-properties officeooo:rsid="01c8e4ff"/>
    </style:style>
    <style:style style:name="T66" style:family="text">
      <style:text-properties officeooo:rsid="01c950b4"/>
    </style:style>
    <style:style style:name="T67" style:family="text">
      <style:text-properties officeooo:rsid="01cc44fa"/>
    </style:style>
    <style:style style:name="T68" style:family="text">
      <style:text-properties officeooo:rsid="01cf32d1"/>
    </style:style>
    <style:style style:name="T69" style:family="text">
      <style:text-properties officeooo:rsid="01d159c9"/>
    </style:style>
    <style:style style:name="T70" style:family="text">
      <style:text-properties officeooo:rsid="01de180c"/>
    </style:style>
    <style:style style:name="T71" style:family="text">
      <style:text-properties officeooo:rsid="01dee7ad"/>
    </style:style>
    <style:style style:name="T72" style:family="text">
      <style:text-properties officeooo:rsid="01e03066"/>
    </style:style>
    <style:style style:name="T73" style:family="text">
      <style:text-properties officeooo:rsid="01e4b842"/>
    </style:style>
    <style:style style:name="T74" style:family="text">
      <style:text-properties officeooo:rsid="01e5666b"/>
    </style:style>
    <style:style style:name="T75" style:family="text">
      <style:text-properties officeooo:rsid="01f89e25"/>
    </style:style>
    <style:style style:name="T76" style:family="text">
      <style:text-properties officeooo:rsid="01f9cc42"/>
    </style:style>
    <style:style style:name="T77" style:family="text">
      <style:text-properties officeooo:rsid="02087d55"/>
    </style:style>
    <style:style style:name="T78" style:family="text">
      <style:text-properties officeooo:rsid="020d4de5"/>
    </style:style>
    <style:style style:name="T79" style:family="text">
      <style:text-properties officeooo:rsid="020dd519"/>
    </style:style>
    <style:style style:name="T80" style:family="text">
      <style:text-properties officeooo:rsid="0210e44a"/>
    </style:style>
    <style:style style:name="T81" style:family="text">
      <style:text-properties officeooo:rsid="0211a5c4"/>
    </style:style>
    <style:style style:name="T82" style:family="text">
      <style:text-properties officeooo:rsid="02255580"/>
    </style:style>
    <style:style style:name="T83" style:family="text">
      <style:text-properties officeooo:rsid="02269fcc"/>
    </style:style>
    <style:style style:name="T84" style:family="text">
      <style:text-properties officeooo:rsid="022ac05d"/>
    </style:style>
    <style:style style:name="T85" style:family="text">
      <style:text-properties officeooo:rsid="022b8e5f"/>
    </style:style>
    <style:style style:name="T86" style:family="text">
      <style:text-properties officeooo:rsid="022f731e"/>
    </style:style>
    <style:style style:name="T87" style:family="text">
      <style:text-properties officeooo:rsid="02332207"/>
    </style:style>
    <style:style style:name="T88" style:family="text">
      <style:text-properties officeooo:rsid="02348c0a"/>
    </style:style>
    <style:style style:name="T89" style:family="text">
      <style:text-properties officeooo:rsid="0235c5a5"/>
    </style:style>
    <style:style style:name="T90" style:family="text">
      <style:text-properties officeooo:rsid="02371bd1"/>
    </style:style>
    <style:style style:name="T91" style:family="text">
      <style:text-properties officeooo:rsid="02383686"/>
    </style:style>
    <style:style style:name="T92" style:family="text">
      <style:text-properties officeooo:rsid="02390384"/>
    </style:style>
    <style:style style:name="T93" style:family="text">
      <style:text-properties officeooo:rsid="023aa076"/>
    </style:style>
    <style:style style:name="T94" style:family="text">
      <style:text-properties officeooo:rsid="0240acd6"/>
    </style:style>
    <style:style style:name="T95" style:family="text">
      <style:text-properties officeooo:rsid="025d21b2"/>
    </style:style>
    <style:style style:name="T96" style:family="text">
      <style:text-properties officeooo:rsid="0274c836"/>
    </style:style>
    <style:style style:name="T97" style:family="text">
      <style:text-properties officeooo:rsid="0279987c"/>
    </style:style>
    <style:style style:name="T98" style:family="text">
      <style:text-properties officeooo:rsid="0279b19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Installation Details</text:p>
      <text:p text:style-name="P43"/>
      <text:p text:style-name="P44">The following dependencies needs to be installed to run the application. The operating system required is Ubuntu <text:span text:style-name="T47">16.04. Follow given commands.</text:span></text:p>
      <text:p text:style-name="P44"/>
      <text:p text:style-name="P45">1. Python <text:span text:style-name="T51">3.6.5:</text:span></text:p>
      <text:p text:style-name="P46"><text:tab/><text:span text:style-name="T97">sudo apt-get update &amp;&amp; sudo apt-get install python3.6</text:span></text:p>
      <text:p text:style-name="P44"><text:tab/>Python packages : </text:p>
      <text:p text:style-name="P48"><text:tab/><text:tab/>pip : 18.0</text:p>
      <text:p text:style-name="P49"><text:tab/><text:tab/><text:tab/><text:span text:style-name="T97">sudo apt-get update &amp;&amp; sudo apt-get install python3-pip</text:span></text:p>
      <text:p text:style-name="P48"><text:tab/><text:tab/><text:span text:style-name="T54">web3 : 4.6.0</text:span></text:p>
      <text:p text:style-name="P49"><text:tab/><text:tab/><text:tab/><text:span text:style-name="T97">sudo pip3 install web3</text:span></text:p>
      <text:p text:style-name="P44"><text:tab/><text:tab/>requests : 2.1<text:span text:style-name="T47">9</text:span>.<text:span text:style-name="T47">1</text:span></text:p>
      <text:p text:style-name="P46"><text:tab/><text:tab/><text:tab/><text:span text:style-name="T97">sudo pip3 install requests</text:span></text:p>
      <text:p text:style-name="P44"><text:tab/><text:tab/>redis : 2.10.<text:span text:style-name="T47">6</text:span></text:p>
      <text:p text:style-name="P46"><text:tab/><text:tab/><text:tab/><text:span text:style-name="T97">sudo pip3 install redis</text:span></text:p>
      <text:p text:style-name="P44"><text:tab/><text:tab/><text:span text:style-name="T47">Django : 1.11</text:span></text:p>
      <text:p text:style-name="P46"><text:tab/><text:tab/><text:tab/><text:span text:style-name="T97">sudo pip3 install Django==1.11</text:span></text:p>
      <text:p text:style-name="P44"><text:tab/><text:tab/>APScheduler : 3.5.<text:span text:style-name="T52">3</text:span></text:p>
      <text:p text:style-name="P46"><text:tab/><text:tab/><text:tab/><text:span text:style-name="T97">sudo pip3 install apscheduler</text:span></text:p>
      <text:p text:style-name="P44"><text:tab/><text:tab/><text:span text:style-name="T53">pymysql :</text:span> <text:span text:style-name="T53">0.9.2</text:span></text:p>
      <text:p text:style-name="P46"><text:tab/><text:tab/><text:tab/><text:span text:style-name="T97">sudo pip3 install pymysql</text:span></text:p>
      <text:p text:style-name="P44"><text:tab/><text:tab/><text:span text:style-name="T80">configparser : 3.5.0</text:span></text:p>
      <text:p text:style-name="P46"><text:tab/><text:tab/><text:tab/><text:span text:style-name="T97">sudo pip3 install configparser</text:span></text:p>
      <text:p text:style-name="P44"><text:tab/><text:tab/><text:span text:style-name="T80">logging : 0.5.1.2</text:span></text:p>
      <text:p text:style-name="P46"><text:tab/><text:tab/><text:tab/><text:span text:style-name="T97">sudo pip3 install logging</text:span></text:p>
      <text:p text:style-name="P44"><text:tab/><text:tab/><text:span text:style-name="T81">python3-pika : 0.9.14</text:span></text:p>
      <text:p text:style-name="P46"><text:tab/><text:tab/><text:tab/><text:span text:style-name="T97">sudo pip3 install python3-pika</text:span></text:p>
      <text:p text:style-name="P44"/>
      <text:p text:style-name="P44"><text:span text:style-name="T47">2. </text:span>MySQL : 5.7.<text:span text:style-name="T47">23</text:span></text:p>
      <text:p text:style-name="P46"><text:tab/><text:span text:style-name="T97">MySQL Installation</text:span></text:p>
      <text:p text:style-name="P47"><text:tab/><text:a xlink:type="simple" xlink:href="https://www.digitalocean.com/community/tutorials/how-to-install-the-latest-mysql-on-ubuntu-16-04" text:style-name="Internet_20_link" text:visited-style-name="Visited_20_Internet_20_Link">https://www.digitalocean.com/community/tutorials/how-to-install-the-latest-mysql-on-ubuntu-16-04</text:a></text:p>
      <text:p text:style-name="P47"/>
      <text:p text:style-name="P44"><text:span text:style-name="T48">3</text:span>. Redis server : 3.<text:span text:style-name="T48">0</text:span>.<text:span text:style-name="T48">6</text:span></text:p>
      <text:p text:style-name="P46"><text:tab/><text:span text:style-name="T97">Redis Installation</text:span></text:p>
      <text:p text:style-name="P47"><text:tab/><text:a xlink:type="simple" xlink:href="https://www.digitalocean.com/community/tutorials/how-to-install-and-configure-redis-on-ubuntu-16-04" text:style-name="Internet_20_link" text:visited-style-name="Visited_20_Internet_20_Link">https://www.digitalocean.com/community/tutorials/how-to-install-and-configure-redis-on-ubuntu-16-04</text:a></text:p>
      <text:p text:style-name="P47"/>
      <text:p text:style-name="P50">4. Apache : <text:span text:style-name="T94">2.4.18</text:span></text:p>
      <text:p text:style-name="P51"><text:tab/><text:span text:style-name="T97">Apache2 Installation</text:span></text:p>
      <text:p text:style-name="P47"><text:tab/><text:a xlink:type="simple" xlink:href="https://www.digitalocean.com/community/tutorials/how-to-install-the-apache-web-server-on-ubuntu-16-04" text:style-name="Internet_20_link" text:visited-style-name="Visited_20_Internet_20_Link">https://www.digitalocean.com/community/tutorials/how-to-install-the-apache-web-server-on-ubuntu-16-04</text:a></text:p>
      <text:p text:style-name="P47"/>
      <text:p text:style-name="P52">5. RabbitMQ : <text:span text:style-name="T95">3.7.7</text:span></text:p>
      <text:p text:style-name="P53"><text:tab/><text:span text:style-name="T97">RabbitMQ Installation</text:span></text:p>
      <text:p text:style-name="P47"><text:tab/><text:a xlink:type="simple" xlink:href="https://www.digitalocean.com/community/tutorials/how-to-install-and-manage-rabbitmq" text:style-name="Internet_20_link" text:visited-style-name="Visited_20_Internet_20_Link">https://www.digitalocean.com/community/tutorials/how-to-install-and-manage-rabbitmq</text:a></text:p>
      <text:p text:style-name="P47"/>
      <text:p text:style-name="P224"/>
      <text:p text:style-name="P5"/>
      <text:p text:style-name="P5"/>
      <text:p text:style-name="P4"><text:soft-page-break/>Database Schema</text:p>
      <text:p text:style-name="P33"/>
      <text:p text:style-name="P34">Database Name: <text:span text:style-name="T55">eth_auxpay_py</text:span></text:p>
      <text:p text:style-name="P34"/>
      <text:p text:style-name="P33">SQL(MySQL) will be used as D<text:span text:style-name="T17">BMS</text:span>. <text:span text:style-name="T18">Following are the table schemas :</text:span></text:p>
      <text:p text:style-name="P1"/>
      <text:p text:style-name="P6">1. <text:span text:style-name="T56">erc_address_master</text:span><text:span text:style-name="T2"> </text:span>:</text:p>
      <text:p text:style-name="P6"/>
      <text:p text:style-name="P31">This Table stores the data for generated address</text:p>
      <text:p text:style-name="P6"/>
      <text:p text:style-name="P9">CREATE TABLE `erc_address_master` (</text:p>
      <text:p text:style-name="P9"><text:s text:c="2"/>`user_name` varchar(100) DEFAULT NULL,</text:p>
      <text:p text:style-name="P9"><text:s text:c="2"/>`address` varchar(500) DEFAULT NULL,</text:p>
      <text:p text:style-name="P9"><text:s text:c="2"/>`erc_token` varchar(100) DEFAULT NULL,</text:p>
      <text:p text:style-name="P9"><text:s text:c="2"/>`contract_address` varchar(500) DEFAULT NULL,</text:p>
      <text:p text:style-name="P9"><text:s text:c="2"/>`timestamp` datetime(6) DEFAULT NULL</text:p>
      <text:p text:style-name="P9">)</text:p>
      <text:p text:style-name="P27"/>
      <text:p text:style-name="P26"/>
      <text:p text:style-name="P7"><text:span text:style-name="T19">2</text:span>. <text:span text:style-name="T57">erc_transactions</text:span> :</text:p>
      <text:p text:style-name="P8"/>
      <text:p text:style-name="P30">This table stores the data for all the ERC Transactions</text:p>
      <text:p text:style-name="P10"/>
      <text:p text:style-name="P10">CREATE TABLE `erc_transactions` (</text:p>
      <text:p text:style-name="P10"><text:s text:c="2"/>`from_address` varchar(500) DEFAULT NULL,</text:p>
      <text:p text:style-name="P10"><text:s text:c="2"/>`to_address` varchar(500) DEFAULT NULL,</text:p>
      <text:p text:style-name="P10"><text:s text:c="2"/>`contract_address` varchar(500) DEFAULT NULL,</text:p>
      <text:p text:style-name="P10"><text:s text:c="2"/>`tx_hash` varchar(500) DEFAULT NULL,</text:p>
      <text:p text:style-name="P10"><text:s text:c="2"/>`bid_id` varchar(100) DEFAULT NULL,</text:p>
      <text:p text:style-name="P10"><text:s text:c="2"/>`confirmations` int(11) DEFAULT NULL,</text:p>
      <text:p text:style-name="P10"><text:s text:c="2"/>`block_number` int(11) DEFAULT NULL,</text:p>
      <text:p text:style-name="P265"><text:s text:c="2"/>`value` varchar(500) DEFAULT NULL,</text:p>
      <text:p text:style-name="P10"><text:s text:c="2"/>`flag` varchar(100) DEFAULT NULL,</text:p>
      <text:p text:style-name="P10"><text:s text:c="2"/>`sys_timestamp` datetime(6) DEFAULT NULL,</text:p>
      <text:p text:style-name="P10"><text:s text:c="2"/>UNIQUE KEY `tx_hash` (`tx_hash`)</text:p>
      <text:p text:style-name="P10">) </text:p>
      <text:p text:style-name="P2"><text:tab/></text:p>
      <text:p text:style-name="P25"/>
      <text:p text:style-name="P42"><text:span text:style-name="T20">3. server_logs</text:span> :</text:p>
      <text:p text:style-name="P29"/>
      <text:p text:style-name="P28">This table stores the data of all the requests that are coming to the server</text:p>
      <text:p text:style-name="P119"/>
      <text:p text:style-name="P17">CREATE TABLE `server_logs` (</text:p>
      <text:p text:style-name="P17"><text:s text:c="2"/>`requestID` int(11) NOT NULL AUTO_INCREMENT,</text:p>
      <text:p text:style-name="P17"><text:s text:c="2"/>`requestIP` varchar(100) DEFAULT NULL,</text:p>
      <text:p text:style-name="P17"><text:s text:c="2"/>`type` varchar(10) DEFAULT NULL,</text:p>
      <text:p text:style-name="P17"><text:s text:c="2"/>`url` varchar(500) DEFAULT NULL,</text:p>
      <text:p text:style-name="P17"><text:s text:c="2"/>`headers` varchar(500) DEFAULT NULL,</text:p>
      <text:p text:style-name="P17"><text:s text:c="2"/>`body` varchar(500) DEFAULT NULL,</text:p>
      <text:p text:style-name="P17"><text:s text:c="2"/>`response` varchar(500) DEFAULT NULL,</text:p>
      <text:p text:style-name="P17"><text:s text:c="2"/>`timestamp` datetime(6) DEFAULT NULL,</text:p>
      <text:p text:style-name="P17"><text:s text:c="2"/>PRIMARY KEY (`requestID`)</text:p>
      <text:p text:style-name="P17"><text:soft-page-break/>)</text:p>
      <text:p text:style-name="P12"/>
      <text:p text:style-name="P12"/>
      <text:p text:style-name="P13">4. notification_logs:</text:p>
      <text:p text:style-name="P13"/>
      <text:p text:style-name="P13">This table stores the log data for all the notification <text:span text:style-name="T58">sent to the users.</text:span></text:p>
      <text:p text:style-name="P13"/>
      <text:p text:style-name="P14">CREATE TABLE `notification_logs` (</text:p>
      <text:p text:style-name="P14"><text:s text:c="2"/>`id` int(11) NOT NULL AUTO_INCREMENT,</text:p>
      <text:p text:style-name="P14"><text:s text:c="2"/>`tx_hash` varchar(500) DEFAULT NULL,</text:p>
      <text:p text:style-name="P14"><text:s text:c="2"/>`notification_url` varchar(1000) DEFAULT NULL,</text:p>
      <text:p text:style-name="P14"><text:s text:c="2"/>`params` varchar(1000) DEFAULT NULL,</text:p>
      <text:p text:style-name="P14"><text:s text:c="2"/>`status` varchar(50) DEFAULT NULL,</text:p>
      <text:p text:style-name="P14"><text:s text:c="2"/>`timestamp` datetime(6) DEFAULT NULL,</text:p>
      <text:p text:style-name="P14"><text:s text:c="2"/>PRIMARY KEY (`id`)</text:p>
      <text:p text:style-name="P14">)</text:p>
      <text:p text:style-name="P14"/>
      <text:p text:style-name="P14"/>
      <text:p text:style-name="P15">5. error_logs :</text:p>
      <text:p text:style-name="P15"/>
      <text:p text:style-name="P32">This table stores the data for the error coming in the python scripts.</text:p>
      <text:p text:style-name="P32"/>
      <text:p text:style-name="P16">CREATE TABLE `error_logs` (</text:p>
      <text:p text:style-name="P16"><text:s text:c="2"/>`error_id` int(11) NOT NULL AUTO_INCREMENT,</text:p>
      <text:p text:style-name="P16"><text:s text:c="2"/>`category` varchar(100) DEFAULT NULL,</text:p>
      <text:p text:style-name="P16"><text:s text:c="2"/>`file_name` varchar(100) DEFAULT NULL,</text:p>
      <text:p text:style-name="P16"><text:s text:c="2"/>`error` varchar(1000) DEFAULT NULL,</text:p>
      <text:p text:style-name="P16"><text:s text:c="2"/>`meta` varchar(1000) DEFAULT NULL,</text:p>
      <text:p text:style-name="P16"><text:s text:c="2"/>`timestamp` datetime(6) DEFAULT NULL,</text:p>
      <text:p text:style-name="P16"><text:s text:c="2"/>PRIMARY KEY (`error_id`)</text:p>
      <text:p text:style-name="P16">)</text:p>
      <text:p text:style-name="P16"/>
      <text:p text:style-name="P16"/>
      <text:p text:style-name="P18">6. user_master</text:p>
      <text:p text:style-name="P18"/>
      <text:p text:style-name="P18">This table stores the user Master data for validating Users</text:p>
      <text:p text:style-name="P18"/>
      <text:p text:style-name="P19">CREATE TABLE `user_master` (</text:p>
      <text:p text:style-name="P19"><text:s text:c="2"/>`user_name` varchar(100) NOT NULL,</text:p>
      <text:p text:style-name="P19"><text:s text:c="2"/>`token` varchar(500) DEFAULT NULL,</text:p>
      <text:p text:style-name="P19"><text:s text:c="2"/>`notification_url` varchar(1000) DEFAULT NULL,</text:p>
      <text:p text:style-name="P19"><text:s text:c="2"/>`app_key` varchar(500) DEFAULT NULL,</text:p>
      <text:p text:style-name="P19"><text:s text:c="2"/>`app_secret` varchar(500) DEFAULT NULL,</text:p>
      <text:p text:style-name="P19"><text:s text:c="2"/>PRIMARY KEY (`user_name`)</text:p>
      <text:p text:style-name="P20">)</text:p>
      <text:p text:style-name="P19"/>
      <text:p text:style-name="P19"/>
      <text:p text:style-name="P21">7. <text:s/>address_master</text:p>
      <text:p text:style-name="P21"/>
      <text:p text:style-name="P21">This table stores etherum addresses <text:span text:style-name="T77">and encrypted private keys </text:span>of users</text:p>
      <text:p text:style-name="P21"/>
      <text:p text:style-name="P22">CREATE TABLE `address_master` (</text:p>
      <text:p text:style-name="P22"><text:soft-page-break/><text:s text:c="2"/>`user_name` varchar(100) DEFAULT NULL,</text:p>
      <text:p text:style-name="P22"><text:s text:c="2"/>`address` varchar(500) DEFAULT NULL,</text:p>
      <text:p text:style-name="P22"><text:s text:c="2"/>`private_key` varchar(500) DEFAULT NULL</text:p>
      <text:p text:style-name="P22">)</text:p>
      <text:p text:style-name="P22"/>
      <text:p text:style-name="P22"/>
      <text:p text:style-name="P23">8. <text:span text:style-name="T78">eth_</text:span>transactions</text:p>
      <text:p text:style-name="P23"/>
      <text:p text:style-name="P23">This table stores the etherum transaction details</text:p>
      <text:p text:style-name="P23"/>
      <text:p text:style-name="P11">CREATE TABLE `e<text:span text:style-name="T79">th</text:span>_transactions` (</text:p>
      <text:p text:style-name="P11"><text:s text:c="2"/>`from_address` varchar(500) DEFAULT NULL,</text:p>
      <text:p text:style-name="P11"><text:s text:c="2"/>`to_address` varchar(500) DEFAULT NULL,</text:p>
      <text:p text:style-name="P11"><text:s text:c="2"/>`tx_hash` varchar(500) DEFAULT NULL,</text:p>
      <text:p text:style-name="P11"><text:s text:c="2"/>`bid_id` varchar(100) DEFAULT NULL,</text:p>
      <text:p text:style-name="P11"><text:s text:c="2"/>`confirmations` int(11) DEFAULT NULL,</text:p>
      <text:p text:style-name="P11"><text:s text:c="2"/>`block_number` int(11) DEFAULT NULL,</text:p>
      <text:p text:style-name="P266"><text:s text:c="2"/>`value` varchar(500) DEFAULT NULL,</text:p>
      <text:p text:style-name="P11"><text:s text:c="2"/>`flag` varchar(100) DEFAULT NULL,</text:p>
      <text:p text:style-name="P11"><text:s text:c="2"/>`sys_timestamp` datetime(6) DEFAULT NULL,</text:p>
      <text:p text:style-name="P11"><text:s text:c="2"/>UNIQUE KEY `tx_hash` (`tx_hash`)</text:p>
      <text:p text:style-name="P11">) </text:p>
      <text:p text:style-name="P221"/>
      <text:p text:style-name="P24"/>
      <text:p text:style-name="P3"><text:span text:style-name="T59">Private Key</text:span> Encryption</text:p>
      <text:p text:style-name="P133"/>
      <text:p text:style-name="P140"><text:span text:style-name="T41">1. Take SHA256 o</text:span><text:span text:style-name="T43">f</text:span><text:span text:style-name="T41"> User token</text:span></text:p>
      <text:p text:style-name="P154">2. Take first 8 and last 8 characters of step 1</text:p>
      <text:p text:style-name="P154">3. Take sha256 of step 2</text:p>
      <text:p text:style-name="P154">4. Take 10-2<text:span text:style-name="T96">6</text:span> characters of step 3</text:p>
      <text:p text:style-name="P153"><text:span text:style-name="T41">5. </text:span><text:span text:style-name="T42">Take </text:span><text:span text:style-name="T41">AES Encryption of </text:span><text:span text:style-name="T42">secret with the key generated in step 4.</text:span></text:p>
      <text:p text:style-name="P155"/>
      <text:p text:style-name="P152"><text:span text:style-name="T42">* </text:span><text:span text:style-name="T41">Exact Indexes for step 2 and 4 are mentioned in Conf.ini file</text:span></text:p>
      <text:p text:style-name="P225"/>
      <text:p text:style-name="P149"/>
      <text:p text:style-name="P134">Token</text:p>
      <text:p text:style-name="P150"/>
      <text:p text:style-name="P150">Token is generated by taking uuid4 hex from uuid lib of python.</text:p>
      <text:p text:style-name="P148"/>
      <text:p text:style-name="P148"/>
      <text:p text:style-name="P135">App Key</text:p>
      <text:p text:style-name="P151"/>
      <text:p text:style-name="P219">Appkey <text:span text:style-name="T50">is generated by taking uuid4 hex from uuid lib of python.</text:span></text:p>
      <text:p text:style-name="P151"/>
      <text:p text:style-name="P151"/>
      <text:p text:style-name="P135">App Secret</text:p>
      <text:p text:style-name="P151"/>
      <text:p text:style-name="P220"><text:span text:style-name="T49">App Secret </text:span>is generated by taking uuid4 hex from uuid lib of python.</text:p>
      <text:p text:style-name="P148"/>
      <text:p text:style-name="P226"/>
      <text:p text:style-name="P148"><text:soft-page-break/></text:p>
      <text:p text:style-name="P40"><text:span text:style-name="T27">ERC - </text:span><text:span text:style-name="T28">API</text:span></text:p>
      <text:p text:style-name="P56"/>
      <text:p text:style-name="P147">Base URL : <text:span text:style-name="T98">http://&lt;Server-IP&gt;/api/erc20/</text:span></text:p>
      <text:p text:style-name="P56"/>
      <text:p text:style-name="P35"><text:span text:style-name="T29">1. </text:span><text:span text:style-name="T30">Get Balance</text:span><text:span text:style-name="T25">s :</text:span></text:p>
      <text:p text:style-name="P36"><text:span text:style-name="T31">This method return the token balance </text:span><text:span text:style-name="T32">for the specified inputs.</text:span></text:p>
      <text:p text:style-name="P129"/>
      <text:p text:style-name="P129">http://&lt;Server-IP&gt;/api/erc20/get_balance/</text:p>
      <text:p text:style-name="P85"/>
      <text:p text:style-name="P58">Inputs : </text:p>
      <text:p text:style-name="P58"><text:tab/><text:tab/><text:tab/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07">Fields</text:p>
          </table:table-cell>
          <table:table-cell table:style-name="Table4.A1" office:value-type="string">
            <text:p text:style-name="P203">Variable</text:p>
          </table:table-cell>
          <table:table-cell table:style-name="Table4.C1" office:value-type="string">
            <text:p text:style-name="P207">Comments</text:p>
          </table:table-cell>
        </table:table-row>
        <table:table-row>
          <table:table-cell table:style-name="Table4.A5" office:value-type="string">
            <text:p text:style-name="P164">User Name</text:p>
          </table:table-cell>
          <table:table-cell table:style-name="Table4.B5" office:value-type="string">
            <text:p text:style-name="P185">user_name</text:p>
          </table:table-cell>
          <table:table-cell table:style-name="Table4.C5" office:value-type="string">
            <text:p text:style-name="P158"><text:span text:style-name="T45">P</text:span>rovided at the time of registraion</text:p>
          </table:table-cell>
        </table:table-row>
        <table:table-row>
          <table:table-cell table:style-name="Table4.A5" office:value-type="string">
            <text:p text:style-name="P159">Token</text:p>
          </table:table-cell>
          <table:table-cell table:style-name="Table4.B5" office:value-type="string">
            <text:p text:style-name="P185">token</text:p>
          </table:table-cell>
          <table:table-cell table:style-name="Table4.C5" office:value-type="string">
            <text:p text:style-name="P159"><text:span text:style-name="T45">P</text:span>rovided at the time of registraion</text:p>
          </table:table-cell>
        </table:table-row>
        <table:table-row>
          <table:table-cell table:style-name="Table4.A5" office:value-type="string">
            <text:p text:style-name="P104">Address</text:p>
          </table:table-cell>
          <table:table-cell table:style-name="Table4.B5" office:value-type="string">
            <text:p text:style-name="P185">address</text:p>
          </table:table-cell>
          <table:table-cell table:style-name="Table4.C5" office:value-type="string">
            <text:p text:style-name="P181">User Address</text:p>
          </table:table-cell>
        </table:table-row>
        <table:table-row>
          <table:table-cell table:style-name="Table4.A5" office:value-type="string">
            <text:p text:style-name="P104">Contract Address</text:p>
          </table:table-cell>
          <table:table-cell table:style-name="Table4.B5" office:value-type="string">
            <text:p text:style-name="P185">contract_address</text:p>
          </table:table-cell>
          <table:table-cell table:style-name="Table4.C5" office:value-type="string">
            <text:p text:style-name="P181">ERC Contract Address</text:p>
          </table:table-cell>
        </table:table-row>
      </table:table>
      <text:p text:style-name="P59"><text:tab/></text:p>
      <text:p text:style-name="P59"/>
      <text:p text:style-name="P69">Output :</text:p>
      <text:p text:style-name="P70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208">Fields</text:p>
          </table:table-cell>
          <table:table-cell table:style-name="Table13.A1" office:value-type="string">
            <text:p text:style-name="P213">Variable</text:p>
          </table:table-cell>
          <table:table-cell table:style-name="Table13.C1" office:value-type="string">
            <text:p text:style-name="P208">Comments</text:p>
          </table:table-cell>
        </table:table-row>
        <table:table-row>
          <table:table-cell table:style-name="Table13.A3" office:value-type="string">
            <text:p text:style-name="P188">Balance/Error</text:p>
          </table:table-cell>
          <table:table-cell table:style-name="Table13.B3" office:value-type="string">
            <text:p text:style-name="P188">balance/error</text:p>
          </table:table-cell>
          <table:table-cell table:style-name="Table13.C3" office:value-type="string">
            <text:p text:style-name="P167"/>
          </table:table-cell>
        </table:table-row>
        <table:table-row>
          <table:table-cell table:style-name="Table13.A3" office:value-type="string">
            <text:p text:style-name="P175">status</text:p>
          </table:table-cell>
          <table:table-cell table:style-name="Table13.B3" office:value-type="string">
            <text:p text:style-name="P191">status</text:p>
          </table:table-cell>
          <table:table-cell table:style-name="Table13.C3" office:value-type="string">
            <text:p text:style-name="P170">HTTP Status of the request</text:p>
          </table:table-cell>
        </table:table-row>
      </table:table>
      <text:p text:style-name="P70"/>
      <text:p text:style-name="P75"/>
      <text:p text:style-name="P59"/>
      <text:p text:style-name="P97">2. <text:span text:style-name="T46">Get Fee</text:span> :</text:p>
      <text:p text:style-name="P89"><text:span text:style-name="T3">This method return the </text:span><text:span text:style-name="T11">m</text:span><text:span text:style-name="T5">aximum transaction fee in ether</text:span><text:span text:style-name="T4"> </text:span><text:span text:style-name="T5">for transferring token.</text:span></text:p>
      <text:p text:style-name="P80"/>
      <text:p text:style-name="P81">http://&lt;Server-IP&gt;/api/erc20/get_fee/</text:p>
      <text:p text:style-name="P101"/>
      <text:p text:style-name="P63">Inputs :</text:p>
      <text:p text:style-name="P6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8">Fields</text:p>
          </table:table-cell>
          <table:table-cell table:style-name="Table1.A1" office:value-type="string">
            <text:p text:style-name="P218">Variable</text:p>
          </table:table-cell>
          <table:table-cell table:style-name="Table1.C1" office:value-type="string">
            <text:p text:style-name="P218">Comments</text:p>
          </table:table-cell>
        </table:table-row>
        <table:table-row>
          <table:table-cell table:style-name="Table1.A3" office:value-type="string">
            <text:p text:style-name="P162">User Name</text:p>
          </table:table-cell>
          <table:table-cell table:style-name="Table1.B3" office:value-type="string">
            <text:p text:style-name="P183">user_name</text:p>
          </table:table-cell>
          <table:table-cell table:style-name="Table1.C3" office:value-type="string">
            <text:p text:style-name="P156"><text:span text:style-name="T45">P</text:span>rovided at the time of registraion</text:p>
          </table:table-cell>
        </table:table-row>
        <table:table-row>
          <table:table-cell table:style-name="Table1.A3" office:value-type="string">
            <text:p text:style-name="P156">Token</text:p>
          </table:table-cell>
          <table:table-cell table:style-name="Table1.B3" office:value-type="string">
            <text:p text:style-name="P183">token</text:p>
          </table:table-cell>
          <table:table-cell table:style-name="Table1.C3" office:value-type="string">
            <text:p text:style-name="P156"><text:span text:style-name="T45">P</text:span>rovided at the time of registraion</text:p>
          </table:table-cell>
        </table:table-row>
      </table:table>
      <text:p text:style-name="P65"/>
      <text:p text:style-name="P64"/>
      <text:p text:style-name="P71">Output :</text:p>
      <text:p text:style-name="P6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09">Fields</text:p>
          </table:table-cell>
          <table:table-cell table:style-name="Table2.A1" office:value-type="string">
            <text:p text:style-name="P214">Variable</text:p>
          </table:table-cell>
          <table:table-cell table:style-name="Table2.C1" office:value-type="string">
            <text:p text:style-name="P209">Comments</text:p>
          </table:table-cell>
        </table:table-row>
        <table:table-row>
          <table:table-cell table:style-name="Table2.A3" office:value-type="string">
            <text:p text:style-name="P189"><text:span text:style-name="T60">Fee</text:span>/Error</text:p>
          </table:table-cell>
          <table:table-cell table:style-name="Table2.B3" office:value-type="string">
            <text:p text:style-name="P189"><text:span text:style-name="T60">fee</text:span>/error</text:p>
          </table:table-cell>
          <table:table-cell table:style-name="Table2.C3" office:value-type="string">
            <text:p text:style-name="P196">In ether</text:p>
          </table:table-cell>
        </table:table-row>
        <table:table-row>
          <table:table-cell table:style-name="Table2.A3" office:value-type="string">
            <text:p text:style-name="P176">status</text:p>
          </table:table-cell>
          <table:table-cell table:style-name="Table2.B3" office:value-type="string">
            <text:p text:style-name="P192">status</text:p>
          </table:table-cell>
          <table:table-cell table:style-name="Table2.C3" office:value-type="string">
            <text:p text:style-name="P171">HTTP Status of the request</text:p>
          </table:table-cell>
        </table:table-row>
      </table:table>
      <text:p text:style-name="P66"/>
      <text:p text:style-name="P64"/>
      <text:p text:style-name="P64"><text:soft-page-break/></text:p>
      <text:p text:style-name="P98"><text:span text:style-name="T61">3</text:span>. <text:span text:style-name="T62">Forward Token</text:span> :</text:p>
      <text:p text:style-name="P130"><text:span text:style-name="T5">T</text:span><text:span text:style-name="T1">his method is used for forawrding token from one address to another </text:span><text:span text:style-name="T12">and store it in erc_transactions table.</text:span></text:p>
      <text:p text:style-name="P83"/>
      <text:p text:style-name="P84">http://&lt;Server-IP&gt;/api/erc20/forward_token/</text:p>
      <text:p text:style-name="P86"/>
      <text:p text:style-name="P60">Inputs : </text:p>
      <text:p text:style-name="P60"><text:tab/><text:tab/><text:tab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10">Fields</text:p>
          </table:table-cell>
          <table:table-cell table:style-name="Table3.A1" office:value-type="string">
            <text:p text:style-name="P204">Variable</text:p>
          </table:table-cell>
          <table:table-cell table:style-name="Table3.C1" office:value-type="string">
            <text:p text:style-name="P210">Comments</text:p>
          </table:table-cell>
        </table:table-row>
        <table:table-row>
          <table:table-cell table:style-name="Table3.A7" office:value-type="string">
            <text:p text:style-name="P163">User Name</text:p>
          </table:table-cell>
          <table:table-cell table:style-name="Table3.B7" office:value-type="string">
            <text:p text:style-name="P184">user_name</text:p>
          </table:table-cell>
          <table:table-cell table:style-name="Table3.C7" office:value-type="string">
            <text:p text:style-name="P157"><text:span text:style-name="T45">P</text:span>rovided at the time of registraion</text:p>
          </table:table-cell>
        </table:table-row>
        <table:table-row>
          <table:table-cell table:style-name="Table3.A7" office:value-type="string">
            <text:p text:style-name="P157">Token</text:p>
          </table:table-cell>
          <table:table-cell table:style-name="Table3.B7" office:value-type="string">
            <text:p text:style-name="P184">token</text:p>
          </table:table-cell>
          <table:table-cell table:style-name="Table3.C7" office:value-type="string">
            <text:p text:style-name="P157"><text:span text:style-name="T45">P</text:span>rovided at the time of registraion</text:p>
          </table:table-cell>
        </table:table-row>
        <table:table-row>
          <table:table-cell table:style-name="Table3.A7" office:value-type="string">
            <text:p text:style-name="P103"><text:span text:style-name="T63">From </text:span>Address</text:p>
          </table:table-cell>
          <table:table-cell table:style-name="Table3.B7" office:value-type="string">
            <text:p text:style-name="P184"><text:span text:style-name="T63">from_</text:span>address</text:p>
          </table:table-cell>
          <table:table-cell table:style-name="Table3.C7" office:value-type="string">
            <text:p text:style-name="P180">User Address</text:p>
          </table:table-cell>
        </table:table-row>
        <table:table-row>
          <table:table-cell table:style-name="Table3.A7" office:value-type="string">
            <text:p text:style-name="P106">To Address</text:p>
          </table:table-cell>
          <table:table-cell table:style-name="Table3.B7" office:value-type="string">
            <text:p text:style-name="P198">to_address</text:p>
          </table:table-cell>
          <table:table-cell table:style-name="Table3.C7" office:value-type="string">
            <text:p text:style-name="P198">User Address</text:p>
          </table:table-cell>
        </table:table-row>
        <table:table-row>
          <table:table-cell table:style-name="Table3.A7" office:value-type="string">
            <text:p text:style-name="P106">Value</text:p>
          </table:table-cell>
          <table:table-cell table:style-name="Table3.B7" office:value-type="string">
            <text:p text:style-name="P198">value</text:p>
          </table:table-cell>
          <table:table-cell table:style-name="Table3.C7" office:value-type="string">
            <text:p text:style-name="P198">Token Value to be transferred</text:p>
          </table:table-cell>
        </table:table-row>
        <table:table-row>
          <table:table-cell table:style-name="Table3.A7" office:value-type="string">
            <text:p text:style-name="P103">Contract Address</text:p>
          </table:table-cell>
          <table:table-cell table:style-name="Table3.B7" office:value-type="string">
            <text:p text:style-name="P184">contract_address</text:p>
          </table:table-cell>
          <table:table-cell table:style-name="Table3.C7" office:value-type="string">
            <text:p text:style-name="P180">ERC Contract Address</text:p>
          </table:table-cell>
        </table:table-row>
      </table:table>
      <text:p text:style-name="P60"><text:tab/></text:p>
      <text:p text:style-name="P60"/>
      <text:p text:style-name="P72">Output :</text:p>
      <text:p text:style-name="P72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10">Fields</text:p>
          </table:table-cell>
          <table:table-cell table:style-name="Table5.A1" office:value-type="string">
            <text:p text:style-name="P215">Variable</text:p>
          </table:table-cell>
          <table:table-cell table:style-name="Table5.C1" office:value-type="string">
            <text:p text:style-name="P210">Comments</text:p>
          </table:table-cell>
        </table:table-row>
        <table:table-row>
          <table:table-cell table:style-name="Table5.A4" office:value-type="string">
            <text:p text:style-name="P200">Transaction Hash</text:p>
          </table:table-cell>
          <table:table-cell table:style-name="Table5.B4" office:value-type="string">
            <text:p text:style-name="P200">tx_hash</text:p>
          </table:table-cell>
          <table:table-cell table:style-name="Table5.C4" office:value-type="string">
            <text:p text:style-name="P168"/>
          </table:table-cell>
        </table:table-row>
        <table:table-row>
          <table:table-cell table:style-name="Table5.A4" office:value-type="string">
            <text:p text:style-name="P200">Transaction Status</text:p>
          </table:table-cell>
          <table:table-cell table:style-name="Table5.B4" office:value-type="string">
            <text:p text:style-name="P200">tx_status</text:p>
          </table:table-cell>
          <table:table-cell table:style-name="Table5.C4" office:value-type="string">
            <text:p text:style-name="P172"/>
          </table:table-cell>
        </table:table-row>
        <table:table-row>
          <table:table-cell table:style-name="Table5.A4" office:value-type="string">
            <text:p text:style-name="P177">status</text:p>
          </table:table-cell>
          <table:table-cell table:style-name="Table5.B4" office:value-type="string">
            <text:p text:style-name="P193">status</text:p>
          </table:table-cell>
          <table:table-cell table:style-name="Table5.C4" office:value-type="string">
            <text:p text:style-name="P172">HTTP Status of the request</text:p>
          </table:table-cell>
        </table:table-row>
      </table:table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2"><text:soft-page-break/></text:p>
      <text:p text:style-name="P41"><text:span text:style-name="T27">E</text:span><text:span text:style-name="T26">TH - API</text:span></text:p>
      <text:p text:style-name="P57"/>
      <text:p text:style-name="P147">Base URL : <text:span text:style-name="T98">http://&lt;Server-IP&gt;/api/eth/</text:span></text:p>
      <text:p text:style-name="P57"/>
      <text:p text:style-name="P37"><text:span text:style-name="T29">1. </text:span><text:span text:style-name="T30">Get Balance</text:span><text:span text:style-name="T25">s :</text:span></text:p>
      <text:p text:style-name="P37"><text:span text:style-name="T31">This method return the </text:span><text:span text:style-name="T33">Etherum</text:span><text:span text:style-name="T31"> balance </text:span><text:span text:style-name="T32">for the specified </text:span><text:span text:style-name="T34">address</text:span><text:span text:style-name="T32">.</text:span></text:p>
      <text:p text:style-name="P120"/>
      <text:p text:style-name="P129">http://&lt;Server-IP&gt;/api/eth/get_balance/</text:p>
      <text:p text:style-name="P87"/>
      <text:p text:style-name="P61">Inputs : </text:p>
      <text:p text:style-name="P61"><text:tab/><text:tab/><text:tab/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11">Fields</text:p>
          </table:table-cell>
          <table:table-cell table:style-name="Table6.A1" office:value-type="string">
            <text:p text:style-name="P205">Variable</text:p>
          </table:table-cell>
          <table:table-cell table:style-name="Table6.C1" office:value-type="string">
            <text:p text:style-name="P211">Comments</text:p>
          </table:table-cell>
        </table:table-row>
        <table:table-row>
          <table:table-cell table:style-name="Table6.A3" office:value-type="string">
            <text:p text:style-name="P165">User Name</text:p>
          </table:table-cell>
          <table:table-cell table:style-name="Table6.B3" office:value-type="string">
            <text:p text:style-name="P186">user_name</text:p>
          </table:table-cell>
          <table:table-cell table:style-name="Table6.C3" office:value-type="string">
            <text:p text:style-name="P160"><text:span text:style-name="T45">P</text:span>rovided at the time of registraion</text:p>
          </table:table-cell>
        </table:table-row>
        <table:table-row>
          <table:table-cell table:style-name="Table6.A3" office:value-type="string">
            <text:p text:style-name="P160">Token</text:p>
          </table:table-cell>
          <table:table-cell table:style-name="Table6.B3" office:value-type="string">
            <text:p text:style-name="P186">token</text:p>
          </table:table-cell>
          <table:table-cell table:style-name="Table6.C3" office:value-type="string">
            <text:p text:style-name="P160"><text:span text:style-name="T45">P</text:span>rovided at the time of registraion</text:p>
          </table:table-cell>
        </table:table-row>
        <table:table-row>
          <table:table-cell table:style-name="Table6.A4" office:value-type="string">
            <text:p text:style-name="P105">Address</text:p>
          </table:table-cell>
          <table:table-cell table:style-name="Table6.B4" office:value-type="string">
            <text:p text:style-name="P186">address</text:p>
          </table:table-cell>
          <table:table-cell table:style-name="Table6.C4" office:value-type="string">
            <text:p text:style-name="P182">User Address</text:p>
          </table:table-cell>
        </table:table-row>
      </table:table>
      <text:p text:style-name="P61"><text:tab/></text:p>
      <text:p text:style-name="P61"/>
      <text:p text:style-name="P73">Output :</text:p>
      <text:p text:style-name="P73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11">Fields</text:p>
          </table:table-cell>
          <table:table-cell table:style-name="Table7.A1" office:value-type="string">
            <text:p text:style-name="P216">Variable</text:p>
          </table:table-cell>
          <table:table-cell table:style-name="Table7.C1" office:value-type="string">
            <text:p text:style-name="P211">Comments</text:p>
          </table:table-cell>
        </table:table-row>
        <table:table-row>
          <table:table-cell table:style-name="Table7.A3" office:value-type="string">
            <text:p text:style-name="P190">Balance/Error</text:p>
          </table:table-cell>
          <table:table-cell table:style-name="Table7.B3" office:value-type="string">
            <text:p text:style-name="P190">balance/error</text:p>
          </table:table-cell>
          <table:table-cell table:style-name="Table7.C3" office:value-type="string">
            <text:p text:style-name="P169"/>
          </table:table-cell>
        </table:table-row>
        <table:table-row>
          <table:table-cell table:style-name="Table7.A3" office:value-type="string">
            <text:p text:style-name="P178">status</text:p>
          </table:table-cell>
          <table:table-cell table:style-name="Table7.B3" office:value-type="string">
            <text:p text:style-name="P194">status</text:p>
          </table:table-cell>
          <table:table-cell table:style-name="Table7.C3" office:value-type="string">
            <text:p text:style-name="P173">HTTP Status of the request</text:p>
          </table:table-cell>
        </table:table-row>
      </table:table>
      <text:p text:style-name="P73"/>
      <text:p text:style-name="P76"/>
      <text:p text:style-name="P61"/>
      <text:p text:style-name="P99">2. <text:span text:style-name="T46">Get Fee</text:span> :</text:p>
      <text:p text:style-name="P87"><text:span text:style-name="T3">This method return the </text:span><text:span text:style-name="T9">m</text:span><text:span text:style-name="T5">aximum transaction fee in ether</text:span><text:span text:style-name="T4"> </text:span><text:span text:style-name="T5">for transferring </text:span><text:span text:style-name="T10">ethereum</text:span><text:span text:style-name="T5">.</text:span></text:p>
      <text:p text:style-name="P82"/>
      <text:p text:style-name="P81">http://&lt;Server-IP&gt;/api/eth/get_fee/</text:p>
      <text:p text:style-name="P102"/>
      <text:p text:style-name="P67">Inputs :</text:p>
      <text:p text:style-name="P67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11">Fields</text:p>
          </table:table-cell>
          <table:table-cell table:style-name="Table8.A1" office:value-type="string">
            <text:p text:style-name="P205">Variable</text:p>
          </table:table-cell>
          <table:table-cell table:style-name="Table8.C1" office:value-type="string">
            <text:p text:style-name="P211">Comments</text:p>
          </table:table-cell>
        </table:table-row>
        <table:table-row>
          <table:table-cell table:style-name="Table8.A3" office:value-type="string">
            <text:p text:style-name="P165">User Name</text:p>
          </table:table-cell>
          <table:table-cell table:style-name="Table8.B3" office:value-type="string">
            <text:p text:style-name="P186">user_name</text:p>
          </table:table-cell>
          <table:table-cell table:style-name="Table8.C3" office:value-type="string">
            <text:p text:style-name="P160"><text:span text:style-name="T45">P</text:span>rovided at the time of registraion</text:p>
          </table:table-cell>
        </table:table-row>
        <table:table-row>
          <table:table-cell table:style-name="Table8.A3" office:value-type="string">
            <text:p text:style-name="P160">Token</text:p>
          </table:table-cell>
          <table:table-cell table:style-name="Table8.B3" office:value-type="string">
            <text:p text:style-name="P186">token</text:p>
          </table:table-cell>
          <table:table-cell table:style-name="Table8.C3" office:value-type="string">
            <text:p text:style-name="P160"><text:span text:style-name="T45">P</text:span>rovided at the time of registraion</text:p>
          </table:table-cell>
        </table:table-row>
      </table:table>
      <text:p text:style-name="P67"/>
      <text:p text:style-name="P67"/>
      <text:p text:style-name="P73">Output :</text:p>
      <text:p text:style-name="P67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211">Fields</text:p>
          </table:table-cell>
          <table:table-cell table:style-name="Table9.A1" office:value-type="string">
            <text:p text:style-name="P216">Variable</text:p>
          </table:table-cell>
          <table:table-cell table:style-name="Table9.C1" office:value-type="string">
            <text:p text:style-name="P211">Comments</text:p>
          </table:table-cell>
        </table:table-row>
        <table:table-row>
          <table:table-cell table:style-name="Table9.A3" office:value-type="string">
            <text:p text:style-name="P190"><text:span text:style-name="T60">Fee</text:span>/Error</text:p>
          </table:table-cell>
          <table:table-cell table:style-name="Table9.B3" office:value-type="string">
            <text:p text:style-name="P190"><text:span text:style-name="T60">fee</text:span>/error</text:p>
          </table:table-cell>
          <table:table-cell table:style-name="Table9.C3" office:value-type="string">
            <text:p text:style-name="P197">In ether</text:p>
          </table:table-cell>
        </table:table-row>
        <table:table-row>
          <table:table-cell table:style-name="Table9.A3" office:value-type="string">
            <text:p text:style-name="P178">status</text:p>
          </table:table-cell>
          <table:table-cell table:style-name="Table9.B3" office:value-type="string">
            <text:p text:style-name="P194">status</text:p>
          </table:table-cell>
          <table:table-cell table:style-name="Table9.C3" office:value-type="string">
            <text:p text:style-name="P173">HTTP Status of the request</text:p>
          </table:table-cell>
        </table:table-row>
      </table:table>
      <text:p text:style-name="P67"/>
      <text:p text:style-name="P67"/>
      <text:p text:style-name="P67"/>
      <text:p text:style-name="P67"/>
      <text:p text:style-name="P67"><text:soft-page-break/></text:p>
      <text:p text:style-name="P99"><text:span text:style-name="T61">3</text:span>. <text:span text:style-name="T62">Forward Ethereum</text:span> :</text:p>
      <text:p text:style-name="P77">This method is used for forwarding Ethereum from one address to another <text:span text:style-name="T82">and store it in eth_transactions table.</text:span></text:p>
      <text:p text:style-name="P77"/>
      <text:p text:style-name="P78">http://&lt;Server-IP&gt;/api/eth/forward_ethereum/</text:p>
      <text:p text:style-name="P87"/>
      <text:p text:style-name="P61">Inputs : </text:p>
      <text:p text:style-name="P61"><text:tab/><text:tab/><text:tab/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11">Fields</text:p>
          </table:table-cell>
          <table:table-cell table:style-name="Table10.A1" office:value-type="string">
            <text:p text:style-name="P205">Variable</text:p>
          </table:table-cell>
          <table:table-cell table:style-name="Table10.C1" office:value-type="string">
            <text:p text:style-name="P211">Comments</text:p>
          </table:table-cell>
        </table:table-row>
        <table:table-row>
          <table:table-cell table:style-name="Table10.A5" office:value-type="string">
            <text:p text:style-name="P165">User Name</text:p>
          </table:table-cell>
          <table:table-cell table:style-name="Table10.B5" office:value-type="string">
            <text:p text:style-name="P186">user_name</text:p>
          </table:table-cell>
          <table:table-cell table:style-name="Table10.C5" office:value-type="string">
            <text:p text:style-name="P160"><text:span text:style-name="T45">P</text:span>rovided at the time of registraion</text:p>
          </table:table-cell>
        </table:table-row>
        <table:table-row>
          <table:table-cell table:style-name="Table10.A5" office:value-type="string">
            <text:p text:style-name="P160">Token</text:p>
          </table:table-cell>
          <table:table-cell table:style-name="Table10.B5" office:value-type="string">
            <text:p text:style-name="P186">token</text:p>
          </table:table-cell>
          <table:table-cell table:style-name="Table10.C5" office:value-type="string">
            <text:p text:style-name="P160"><text:span text:style-name="T45">P</text:span>rovided at the time of registraion</text:p>
          </table:table-cell>
        </table:table-row>
        <table:table-row>
          <table:table-cell table:style-name="Table10.A5" office:value-type="string">
            <text:p text:style-name="P105"><text:span text:style-name="T63">From </text:span>Address</text:p>
          </table:table-cell>
          <table:table-cell table:style-name="Table10.B5" office:value-type="string">
            <text:p text:style-name="P186"><text:span text:style-name="T63">from_</text:span>address</text:p>
          </table:table-cell>
          <table:table-cell table:style-name="Table10.C5" office:value-type="string">
            <text:p text:style-name="P182">User Address</text:p>
          </table:table-cell>
        </table:table-row>
        <table:table-row>
          <table:table-cell table:style-name="Table10.A5" office:value-type="string">
            <text:p text:style-name="P107">To Address</text:p>
          </table:table-cell>
          <table:table-cell table:style-name="Table10.B5" office:value-type="string">
            <text:p text:style-name="P199">to_address</text:p>
          </table:table-cell>
          <table:table-cell table:style-name="Table10.C5" office:value-type="string">
            <text:p text:style-name="P199">User Address</text:p>
          </table:table-cell>
        </table:table-row>
        <table:table-row>
          <table:table-cell table:style-name="Table10.A6" office:value-type="string">
            <text:p text:style-name="P107">Value</text:p>
          </table:table-cell>
          <table:table-cell table:style-name="Table10.B6" office:value-type="string">
            <text:p text:style-name="P199">value</text:p>
          </table:table-cell>
          <table:table-cell table:style-name="Table10.C6" office:value-type="string">
            <text:p text:style-name="P199">Token Value to be transferred</text:p>
          </table:table-cell>
        </table:table-row>
      </table:table>
      <text:p text:style-name="P61"><text:tab/></text:p>
      <text:p text:style-name="P61"/>
      <text:p text:style-name="P73">Output :</text:p>
      <text:p text:style-name="P73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11">Fields</text:p>
          </table:table-cell>
          <table:table-cell table:style-name="Table11.A1" office:value-type="string">
            <text:p text:style-name="P216">Variable</text:p>
          </table:table-cell>
          <table:table-cell table:style-name="Table11.C1" office:value-type="string">
            <text:p text:style-name="P211">Comments</text:p>
          </table:table-cell>
        </table:table-row>
        <table:table-row>
          <table:table-cell table:style-name="Table11.A4" office:value-type="string">
            <text:p text:style-name="P201">Transaction Hash</text:p>
          </table:table-cell>
          <table:table-cell table:style-name="Table11.B4" office:value-type="string">
            <text:p text:style-name="P201">tx_hash</text:p>
          </table:table-cell>
          <table:table-cell table:style-name="Table11.C4" office:value-type="string">
            <text:p text:style-name="P169"/>
          </table:table-cell>
        </table:table-row>
        <table:table-row>
          <table:table-cell table:style-name="Table11.A4" office:value-type="string">
            <text:p text:style-name="P201">Transaction Status</text:p>
          </table:table-cell>
          <table:table-cell table:style-name="Table11.B4" office:value-type="string">
            <text:p text:style-name="P201">tx_status</text:p>
          </table:table-cell>
          <table:table-cell table:style-name="Table11.C4" office:value-type="string">
            <text:p text:style-name="P173"/>
          </table:table-cell>
        </table:table-row>
        <table:table-row>
          <table:table-cell table:style-name="Table11.A4" office:value-type="string">
            <text:p text:style-name="P178">status</text:p>
          </table:table-cell>
          <table:table-cell table:style-name="Table11.B4" office:value-type="string">
            <text:p text:style-name="P194">status</text:p>
          </table:table-cell>
          <table:table-cell table:style-name="Table11.C4" office:value-type="string">
            <text:p text:style-name="P173">HTTP Status of the request</text:p>
          </table:table-cell>
        </table:table-row>
      </table:table>
      <text:p text:style-name="P121"/>
      <text:p text:style-name="P68"/>
      <text:p text:style-name="P68"/>
      <text:p text:style-name="P100"><text:span text:style-name="T83">4</text:span>. <text:span text:style-name="T83">Generate Address</text:span>:</text:p>
      <text:p text:style-name="P79">This method is used to generate new address for a user and store it in address_master table with encrypted private key.</text:p>
      <text:p text:style-name="P79"/>
      <text:p text:style-name="P78">http://&lt;Server-IP&gt;/api/eth/generate_address/</text:p>
      <text:p text:style-name="P88"/>
      <text:p text:style-name="P62">Inputs : </text:p>
      <text:p text:style-name="P62"><text:tab/><text:tab/><text:tab/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212">Fields</text:p>
          </table:table-cell>
          <table:table-cell table:style-name="Table12.A1" office:value-type="string">
            <text:p text:style-name="P206">Variable</text:p>
          </table:table-cell>
          <table:table-cell table:style-name="Table12.C1" office:value-type="string">
            <text:p text:style-name="P212">Comments</text:p>
          </table:table-cell>
        </table:table-row>
        <table:table-row>
          <table:table-cell table:style-name="Table12.A2" office:value-type="string">
            <text:p text:style-name="P166">User Name</text:p>
          </table:table-cell>
          <table:table-cell table:style-name="Table12.B2" office:value-type="string">
            <text:p text:style-name="P187">user_name</text:p>
          </table:table-cell>
          <table:table-cell table:style-name="Table12.C2" office:value-type="string">
            <text:p text:style-name="P161"><text:span text:style-name="T45">P</text:span>rovided at the time of registraion</text:p>
          </table:table-cell>
        </table:table-row>
        <table:table-row>
          <table:table-cell table:style-name="Table12.A3" office:value-type="string">
            <text:p text:style-name="P161">Token</text:p>
          </table:table-cell>
          <table:table-cell table:style-name="Table12.B3" office:value-type="string">
            <text:p text:style-name="P187">token</text:p>
          </table:table-cell>
          <table:table-cell table:style-name="Table12.C3" office:value-type="string">
            <text:p text:style-name="P161"><text:span text:style-name="T45">P</text:span>rovided at the time of registraion</text:p>
          </table:table-cell>
        </table:table-row>
      </table:table>
      <text:p text:style-name="P62"><text:tab/></text:p>
      <text:p text:style-name="P62"/>
      <text:p text:style-name="P74">Output :</text:p>
      <text:p text:style-name="P74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12">Fields</text:p>
          </table:table-cell>
          <table:table-cell table:style-name="Table14.A1" office:value-type="string">
            <text:p text:style-name="P217">Variable</text:p>
          </table:table-cell>
          <table:table-cell table:style-name="Table14.C1" office:value-type="string">
            <text:p text:style-name="P212">Comments</text:p>
          </table:table-cell>
        </table:table-row>
        <table:table-row>
          <table:table-cell table:style-name="Table14.A3" office:value-type="string">
            <text:p text:style-name="P202">Address/Error</text:p>
          </table:table-cell>
          <table:table-cell table:style-name="Table14.B3" office:value-type="string">
            <text:p text:style-name="P202">address/error</text:p>
          </table:table-cell>
          <table:table-cell table:style-name="Table14.C3" office:value-type="string">
            <text:p text:style-name="P174"/>
          </table:table-cell>
        </table:table-row>
        <table:table-row>
          <table:table-cell table:style-name="Table14.A3" office:value-type="string">
            <text:p text:style-name="P179">status</text:p>
          </table:table-cell>
          <table:table-cell table:style-name="Table14.B3" office:value-type="string">
            <text:p text:style-name="P195">status</text:p>
          </table:table-cell>
          <table:table-cell table:style-name="Table14.C3" office:value-type="string">
            <text:p text:style-name="P174">HTTP Status of the request</text:p>
          </table:table-cell>
        </table:table-row>
      </table:table>
      <text:p text:style-name="P122"/>
      <text:p text:style-name="P124"/>
      <text:p text:style-name="P38"><text:soft-page-break/><text:span text:style-name="T22">R</text:span><text:span text:style-name="T21">edis - </text:span><text:span text:style-name="T23">ERC</text:span></text:p>
      <text:p text:style-name="P54"/>
      <text:p text:style-name="P125">For Generating address:</text:p>
      <text:p text:style-name="P143"><text:span text:style-name="T35">1.</text:span><text:span text:style-name="T36"> </text:span><text:span text:style-name="T38">eth_erc_aw_set</text:span><text:span text:style-name="T35"> : </text:span><text:span text:style-name="T38">Address wathcer set.</text:span></text:p>
      <text:p text:style-name="P127"/>
      <text:p text:style-name="P145"><text:span text:style-name="T38">F</text:span><text:span text:style-name="T35">or Cr</text:span><text:span text:style-name="T44">a</text:span><text:span text:style-name="T35">wlers:</text:span></text:p>
      <text:p text:style-name="P108">2. <text:span text:style-name="T64">eth_erc_zct_set</text:span> : <text:span text:style-name="T64">Set of addresses for which 0 confirmation is sent. Once the 1 Confirmation is sent, address is removed from this set.</text:span></text:p>
      <text:p text:style-name="P141"><text:span text:style-name="T35">3. </text:span><text:span text:style-name="T39">eth_erc_pct_set</text:span><text:span text:style-name="T35"> : </text:span><text:span text:style-name="T37">Set of </text:span><text:span text:style-name="T35">Address</text:span><text:span text:style-name="T37">es f</text:span><text:span text:style-name="T39">or which 1 or greater confirtmation is sent. Once the threshold confirmation is sent (3 as of now) address is removed from this set.</text:span></text:p>
      <text:p text:style-name="P95">4. <text:span text:style-name="T65">eth_erc_blocks_crawled</text:span> : <text:span text:style-name="T65">Number of blocks crawled</text:span></text:p>
      <text:p text:style-name="P222"/>
      <text:p text:style-name="P92"/>
      <text:p text:style-name="P136">Watcher - <text:span text:style-name="T75">ERC</text:span></text:p>
      <text:p text:style-name="P131"/>
      <text:p text:style-name="P114">1. <text:span text:style-name="T66">Mempool</text:span></text:p>
      <text:p text:style-name="P114"/>
      <text:list xml:id="list1164697226612782405" text:style-name="L1">
        <text:list-item>
          <text:p text:style-name="P228">Get Mempool Data from RPC Request</text:p>
        </text:list-item>
        <text:list-item>
          <text:p text:style-name="P230">Iterate all transactions</text:p>
        </text:list-item>
        <text:list-item>
          <text:p text:style-name="P228">Check if the tx_hash is present in <text:span text:style-name="T1">eth_erc_aw_set</text:span></text:p>
        </text:list-item>
        <text:list-item>
          <text:p text:style-name="P228">If Present; Go to next step else restart from 1</text:p>
        </text:list-item>
        <text:list-item>
          <text:p text:style-name="P228">Check if the tx_hash is present in <text:span text:style-name="T1">eth_erc_zct_set</text:span></text:p>
        </text:list-item>
        <text:list-item>
          <text:p text:style-name="P228">If not present; Go to next step else restart from 1 <text:span text:style-name="T69">(*Here not present means that 0 notification is not sent to the user)</text:span></text:p>
        </text:list-item>
        <text:list-item>
          <text:p text:style-name="P232">Decode Input data by using Web3 API</text:p>
        </text:list-item>
        <text:list-item>
          <text:p text:style-name="P234">Insert in <text:span text:style-name="T1">erc_transaction </text:span>with Confirmation 0</text:p>
        </text:list-item>
        <text:list-item>
          <text:p text:style-name="P234">Push notification message to RabbitMQ main consumer.</text:p>
        </text:list-item>
        <text:list-item>
          <text:p text:style-name="P234">Add tx_hash in eth_erc_zct_set.</text:p>
        </text:list-item>
      </text:list>
      <text:p text:style-name="P90"/>
      <text:p text:style-name="P110">2. Block</text:p>
      <text:p text:style-name="P110"/>
      <text:list xml:id="list5169663162093330236" text:style-name="L2">
        <text:list-item>
          <text:p text:style-name="P236">Get Current Block Number (From Blockchain node)</text:p>
        </text:list-item>
        <text:list-item>
          <text:p text:style-name="P236">Get Crawled Block Numbers from Redis (<text:span text:style-name="T6">eth_erc_blocks_crawled</text:span>)</text:p>
        </text:list-item>
        <text:list-item>
          <text:p text:style-name="P238">If Current &gt; Crawled ; Go to next step else <text:span text:style-name="T70">restart from</text:span> step 1</text:p>
        </text:list-item>
        <text:list-item>
          <text:p text:style-name="P240">Iterate blocks</text:p>
        </text:list-item>
        <text:list-item>
          <text:p text:style-name="P242">Start Crawling blocks from Crawled + 1 to Current Blocks</text:p>
        </text:list-item>
        <text:list-item>
          <text:p text:style-name="P244">Check if the tx_hash is present in <text:span text:style-name="T1">eth_erc_pct_set</text:span></text:p>
          <text:list>
            <text:list-item>
              <text:p text:style-name="P246">If Present , it means that atleast 1 confirmation is sent for this tx_hash</text:p>
            </text:list-item>
            <text:list-item>
              <text:p text:style-name="P246">If Confirmation is greater than Threshold Confirmation<text:span text:style-name="T71">(Currently 3)</text:span></text:p>
              <text:list>
                <text:list-item>
                  <text:p text:style-name="P246">Remove from <text:span text:style-name="T7">eth_erc_pct_set </text:span>(Means this transaction is confirmed)</text:p>
                </text:list-item>
              </text:list>
            </text:list-item>
            <text:list-item>
              <text:p text:style-name="P248">If Not than Increment Confirmation in DB <text:span text:style-name="T73">(</text:span><text:span text:style-name="T8">erc_transactions)</text:span></text:p>
            </text:list-item>
            <text:list-item>
              <text:p text:style-name="P250">Push <text:span text:style-name="T74">Notification</text:span> Message in Rabbit MQ Main Consumer</text:p>
            </text:list-item>
          </text:list>
        </text:list-item>
        <text:list-item>
          <text:p text:style-name="P240">Get Block Transaction data from iterator block number</text:p>
        </text:list-item>
        <text:list-item>
          <text:p text:style-name="P253">Check if the tx_hash is present in <text:span text:style-name="T1">eth_erc_zct_set</text:span>(Means 0 confirmation is already sent)</text:p>
          <text:list>
            <text:list-item>
              <text:p text:style-name="P253">Update confirmation to 1 in erc_transactions</text:p>
            </text:list-item>
            <text:list-item>
              <text:p text:style-name="P253">Add tx_hash in <text:span text:style-name="T7">eth_erc_pct_set</text:span></text:p>
            </text:list-item>
            <text:list-item>
              <text:p text:style-name="P256"><text:span text:style-name="T72">Push Notification Message in Rabbit MQ Main Consumer</text:span> </text:p>
            </text:list-item>
          </text:list>
        </text:list-item>
        <text:list-item>
          <text:p text:style-name="P258">If tx_hash not present in <text:s/><text:span text:style-name="T8">eth_erc_zct_set</text:span>(Means this transction is missed from mempool)</text:p>
          <text:list>
            <text:list-item>
              <text:p text:style-name="P254">Update confirmation to 1 in erc_transactions</text:p>
            </text:list-item>
            <text:list-item>
              <text:p text:style-name="P254">Add tx_hash in <text:span text:style-name="T7">eth_erc_pct_set</text:span></text:p>
            </text:list-item>
            <text:list-item>
              <text:p text:style-name="P251">Push Notification Message in Rabbit MQ Main Consumer</text:p>
            </text:list-item>
          </text:list>
        </text:list-item>
      </text:list>
      <text:p text:style-name="P113"><text:soft-page-break/></text:p>
      <text:p text:style-name="P110"/>
      <text:p text:style-name="P110"/>
      <text:p text:style-name="P138">RabbitMQ - <text:span text:style-name="T76">ERC</text:span></text:p>
      <text:p text:style-name="P115"/>
      <text:p text:style-name="P117">For Sending Notification to the uer</text:p>
      <text:p text:style-name="P115"/>
      <text:p text:style-name="P115">1. <text:span text:style-name="T67">Hook_Consumer:</text:span></text:p>
      <text:p text:style-name="P115"/>
      <text:list xml:id="list416384711964448879" text:style-name="L3">
        <text:list-item>
          <text:p text:style-name="P260">It listen to the erc_main_queue hook (erc_hook_<text:span text:style-name="T92">main</text:span>)</text:p>
        </text:list-item>
        <text:list-item>
          <text:p text:style-name="P260">Once it recieve a message in queue, it send the notification to the URL</text:p>
        </text:list-item>
        <text:list-item>
          <text:p text:style-name="P260">If there is some error occurred </text:p>
        </text:list-item>
        <text:list-item>
          <text:p text:style-name="P260">Error is logged in error_logs table and this message is removed from this queue and pushed into the Exception Queue</text:p>
        </text:list-item>
      </text:list>
      <text:p text:style-name="P91"/>
      <text:p text:style-name="P111">2. <text:span text:style-name="T67">Hook_Consumer_Exception</text:span></text:p>
      <text:p text:style-name="P111"/>
      <text:list xml:id="list182454087505554" text:continue-list="list416384711964448879" text:style-name="L3">
        <text:list-item text:start-value="1">
          <text:p text:style-name="P260">It listen to the erc_exception_queue hook (erc_hook_exception)</text:p>
        </text:list-item>
        <text:list-item>
          <text:p text:style-name="P260">Once it recieve a message in queue, it send the notification to the URL</text:p>
        </text:list-item>
        <text:list-item>
          <text:p text:style-name="P260">If there is some error occurred , <text:span text:style-name="T68">notification will not be sent and remain in queue</text:span></text:p>
        </text:list-item>
        <text:list-item>
          <text:p text:style-name="P262">This script needs to be restarted again in order to send the pending notifications</text:p>
        </text:list-item>
      </text:list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><text:soft-page-break/></text:p>
      <text:p text:style-name="P111"/>
      <text:p text:style-name="P111"/>
      <text:p text:style-name="P39"><text:span text:style-name="T22">R</text:span><text:span text:style-name="T21">edis - </text:span><text:span text:style-name="T24">ETH</text:span></text:p>
      <text:p text:style-name="P55"/>
      <text:p text:style-name="P126">For Generating address:</text:p>
      <text:p text:style-name="P144"><text:span text:style-name="T35">1.</text:span><text:span text:style-name="T36"> </text:span><text:span text:style-name="T38">eth_</text:span><text:span text:style-name="T40">eth_</text:span><text:span text:style-name="T38">aw_set</text:span><text:span text:style-name="T35"> : </text:span><text:span text:style-name="T38">Address wathcer set.</text:span></text:p>
      <text:p text:style-name="P128"/>
      <text:p text:style-name="P146"><text:span text:style-name="T38">For Cr</text:span><text:span text:style-name="T44">a</text:span><text:span text:style-name="T38">wlers:</text:span></text:p>
      <text:p text:style-name="P109">2. <text:span text:style-name="T64">eth_eth_zct_set</text:span> : <text:span text:style-name="T64">Set of addresses for which 0 confirmation is sent. Once the 1 Confirmation is sent, address is removed from this set.</text:span></text:p>
      <text:p text:style-name="P142"><text:span text:style-name="T35">3. </text:span><text:span text:style-name="T39">eth_</text:span><text:span text:style-name="T40">eth_</text:span><text:span text:style-name="T39">pct_set</text:span><text:span text:style-name="T35"> : </text:span><text:span text:style-name="T37">Set of </text:span><text:span text:style-name="T35">Address</text:span><text:span text:style-name="T37">es f</text:span><text:span text:style-name="T39">or which 1 or greater confirtmation is sent. Once the threshold confirmation is sent (3 as of now) address is removed from this set.</text:span></text:p>
      <text:p text:style-name="P96">4. <text:span text:style-name="T65">eth_eth_blocks_crawled</text:span> : <text:span text:style-name="T65">Number of blocks crawled for ERC</text:span></text:p>
      <text:p text:style-name="P223"/>
      <text:p text:style-name="P111"/>
      <text:p text:style-name="P137">Watcher - <text:span text:style-name="T84">ETH</text:span></text:p>
      <text:p text:style-name="P132"/>
      <text:p text:style-name="P116">1. <text:span text:style-name="T66">Mempool</text:span></text:p>
      <text:p text:style-name="P116"/>
      <text:list xml:id="list182454480430931" text:continue-list="list1164697226612782405" text:style-name="L1">
        <text:list-item>
          <text:p text:style-name="P229">Get Mempool Data from RPC Request</text:p>
        </text:list-item>
        <text:list-item>
          <text:p text:style-name="P231">Iterate all transactions</text:p>
        </text:list-item>
        <text:list-item>
          <text:p text:style-name="P229">Check if the tx_hash is present in <text:span text:style-name="T1">eth_e</text:span><text:span text:style-name="T13">th</text:span><text:span text:style-name="T1">_aw_set</text:span></text:p>
        </text:list-item>
        <text:list-item>
          <text:p text:style-name="P229">If Present; Go to next step else restart from 1</text:p>
        </text:list-item>
        <text:list-item>
          <text:p text:style-name="P229">Check if the tx_hash is present in <text:span text:style-name="T1">eth_e</text:span><text:span text:style-name="T14">th</text:span><text:span text:style-name="T1">_zct_set</text:span></text:p>
        </text:list-item>
        <text:list-item>
          <text:p text:style-name="P229">If not present; Go to next step else restart from 1 <text:span text:style-name="T69">(*Here not present means that 0 notification is not sent to the user)</text:span></text:p>
        </text:list-item>
        <text:list-item>
          <text:p text:style-name="P233">Decode Input data by using Web3 API</text:p>
        </text:list-item>
        <text:list-item>
          <text:p text:style-name="P235">Insert in <text:span text:style-name="T1">e</text:span><text:span text:style-name="T14">th</text:span><text:span text:style-name="T1">_transaction </text:span>with Confirmation 0</text:p>
        </text:list-item>
        <text:list-item>
          <text:p text:style-name="P235">Push notification message to RabbitMQ main consumer.</text:p>
        </text:list-item>
        <text:list-item>
          <text:p text:style-name="P235">Add tx_hash in eth_e<text:span text:style-name="T85">th</text:span>_zct_set.</text:p>
        </text:list-item>
      </text:list>
      <text:p text:style-name="P94"/>
      <text:p text:style-name="P112">2. Block</text:p>
      <text:p text:style-name="P112"/>
      <text:list xml:id="list6139538142861572789" text:style-name="L4">
        <text:list-item>
          <text:p text:style-name="P237">Get Current Block Number (From Blockchain node)</text:p>
        </text:list-item>
        <text:list-item>
          <text:p text:style-name="P237">Get Crawled Block Numbers from Redis (<text:span text:style-name="T6">eth_e</text:span><text:span text:style-name="T15">th</text:span><text:span text:style-name="T6">_blocks_crawled</text:span>)</text:p>
        </text:list-item>
        <text:list-item>
          <text:p text:style-name="P239">If Current &gt; Crawled ; Go to next step else <text:span text:style-name="T70">restart from</text:span> step 1</text:p>
        </text:list-item>
        <text:list-item>
          <text:p text:style-name="P241">Iterate blocks</text:p>
        </text:list-item>
        <text:list-item>
          <text:p text:style-name="P243">Start Crawling blocks from Crawled + 1 to Current Blocks</text:p>
        </text:list-item>
        <text:list-item>
          <text:p text:style-name="P245">Check if the tx_hash is present in <text:span text:style-name="T1">eth_e</text:span><text:span text:style-name="T15">th</text:span><text:span text:style-name="T1">_pct_set</text:span></text:p>
          <text:list>
            <text:list-item>
              <text:p text:style-name="P247">If Present , it means that atleast 1 confirmation is sent for this tx_hash</text:p>
            </text:list-item>
            <text:list-item>
              <text:p text:style-name="P247">If Confirmation is greater than Threshold Confirmation<text:span text:style-name="T71">(Currently 3)</text:span></text:p>
              <text:list>
                <text:list-item>
                  <text:p text:style-name="P247">Remove from <text:span text:style-name="T7">eth_e</text:span><text:span text:style-name="T15">th</text:span><text:span text:style-name="T7">_pct_set </text:span>(Means this transaction is confirmed)</text:p>
                </text:list-item>
              </text:list>
            </text:list-item>
            <text:list-item>
              <text:p text:style-name="P249">If Not than Increment Confirmation in DB <text:span text:style-name="T73">(</text:span><text:span text:style-name="T8">e</text:span><text:span text:style-name="T16">th</text:span><text:span text:style-name="T8">_transactions)</text:span></text:p>
            </text:list-item>
            <text:list-item>
              <text:p text:style-name="P252">Push <text:span text:style-name="T74">Notification</text:span> Message in Rabbit MQ Main Consumer</text:p>
            </text:list-item>
          </text:list>
        </text:list-item>
        <text:list-item>
          <text:p text:style-name="P241">Get Block Transaction data from iterator block number</text:p>
        </text:list-item>
        <text:list-item>
          <text:p text:style-name="P255">Check if the tx_hash is present in <text:span text:style-name="T1">eth_e</text:span><text:span text:style-name="T15">th</text:span><text:span text:style-name="T1">_zct_set</text:span>(Means 0 confirmation is already sent)</text:p>
          <text:list>
            <text:list-item>
              <text:p text:style-name="P255">Update confirmation to 1 in e<text:span text:style-name="T86">th</text:span>_transactions</text:p>
            </text:list-item>
            <text:list-item>
              <text:p text:style-name="P255">Add tx_hash in <text:span text:style-name="T7">eth_e</text:span><text:span text:style-name="T15">th</text:span><text:span text:style-name="T7">_pct_set</text:span></text:p>
            </text:list-item>
            <text:list-item>
              <text:p text:style-name="P257"><text:span text:style-name="T72">Push Notification Message in Rabbit MQ Main Consumer</text:span> </text:p>
            </text:list-item>
          </text:list>
        </text:list-item>
        <text:list-item>
          <text:p text:style-name="P259">If tx_hash not present in <text:s/><text:span text:style-name="T8">eth_e</text:span><text:span text:style-name="T15">th</text:span><text:span text:style-name="T8">_zct_set</text:span>(Means this transction is missed from mempool)</text:p>
          <text:list>
            <text:list-item>
              <text:p text:style-name="P255"><text:soft-page-break/>Update confirmation to 1 in e<text:span text:style-name="T87">th</text:span>_transactions</text:p>
            </text:list-item>
            <text:list-item>
              <text:p text:style-name="P255">Add tx_hash in <text:span text:style-name="T7">eth_e</text:span><text:span text:style-name="T15">th</text:span><text:span text:style-name="T7">_pct_set</text:span></text:p>
            </text:list-item>
            <text:list-item>
              <text:p text:style-name="P252">Push Notification Message in Rabbit MQ Main Consumer</text:p>
            </text:list-item>
          </text:list>
        </text:list-item>
      </text:list>
      <text:p text:style-name="P123"/>
      <text:list xml:id="list182453756428632" text:continue-numbering="true" text:style-name="L4">
        <text:list-header>
          <text:p text:style-name="P264"/>
        </text:list-header>
      </text:list>
      <text:p text:style-name="P139">RabbitMQ - <text:span text:style-name="T88">ETH</text:span></text:p>
      <text:p text:style-name="P116"/>
      <text:p text:style-name="P118">For Sending Notification to the uer</text:p>
      <text:p text:style-name="P116"/>
      <text:p text:style-name="P116">1. <text:span text:style-name="T67">Hook_Consumer:</text:span></text:p>
      <text:p text:style-name="P116"/>
      <text:list xml:id="list5661359928829561295" text:style-name="L5">
        <text:list-item>
          <text:p text:style-name="P261">It listen to the e<text:span text:style-name="T89">th</text:span>_main_queue hook (e<text:span text:style-name="T89">th</text:span>_hook_<text:span text:style-name="T90">main</text:span>)</text:p>
        </text:list-item>
        <text:list-item>
          <text:p text:style-name="P261">Once it recieve a message in queue, it send the notification to the URL</text:p>
        </text:list-item>
        <text:list-item>
          <text:p text:style-name="P261">If there is some error occurred </text:p>
        </text:list-item>
        <text:list-item>
          <text:p text:style-name="P261">Error is logged in error_logs table and this message is removed from this queue and pushed into the Exception Queue</text:p>
        </text:list-item>
      </text:list>
      <text:p text:style-name="P94"/>
      <text:p text:style-name="P112">2. <text:span text:style-name="T67">Hook_Consumer_Exception</text:span></text:p>
      <text:p text:style-name="P112"/>
      <text:list xml:id="list182453200624017" text:continue-list="list5661359928829561295" text:style-name="L5">
        <text:list-item text:start-value="1">
          <text:p text:style-name="P261">It listen to the e<text:span text:style-name="T93">th</text:span>_exception_queue hook (e<text:span text:style-name="T91">th</text:span>_hook_exception)</text:p>
        </text:list-item>
        <text:list-item>
          <text:p text:style-name="P261">Once it recieve a message in queue, it send the notification to the URL</text:p>
        </text:list-item>
        <text:list-item>
          <text:p text:style-name="P261">If there is some error occurred , <text:span text:style-name="T68">notification will not be sent and remain in queue</text:span></text:p>
        </text:list-item>
        <text:list-item>
          <text:p text:style-name="P263">This script needs to be restarted again in order to send the pending notifica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4:47:44.715255299</meta:creation-date>
    <dc:date>2018-09-25T18:24:52.199140919</dc:date>
    <meta:editing-duration>P10DT18H17M45S</meta:editing-duration>
    <meta:editing-cycles>566</meta:editing-cycles>
    <meta:generator>LibreOffice/5.1.6.2$Linux_X86_64 LibreOffice_project/10m0$Build-2</meta:generator>
    <meta:document-statistic meta:table-count="14" meta:image-count="0" meta:object-count="0" meta:page-count="12" meta:paragraph-count="452" meta:word-count="2060" meta:character-count="13751" meta:non-whitespace-character-count="11996"/>
  </office:meta>
</office:document-meta>
</file>